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f16" table:style-name="ta1">
        <table:shapes>
          <draw:frame draw:z-index="0" draw:style-name="gr1" draw:text-style-name="P1" svg:width="7.3965in" svg:height="4.1602in" svg:x="3.2161in" svg:y="10.2843in">
            <draw:object draw:notify-on-update-of-ranges="bf16.A89:bf16.A91 bf16.B88:bf16.B88 bf16.B89:bf16.B91 bf16.C88:bf16.C88 bf16.C89:bf16.C91 bf16.D88:bf16.D88 bf16.D89:bf16.D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386in" svg:height="4.2402in" svg:x="10.6295in" svg:y="10.2854in">
            <draw:object draw:notify-on-update-of-ranges="bf16.A93:bf16.A93 bf16.A94:bf16.A96 bf16.B93:bf16.B93 bf16.B94:bf16.B96 bf16.C93:bf16.C93 bf16.C94:bf16.C96 bf16.D93:bf16.D93 bf16.D94:bf16.D9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Kernel Optimiz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f16/bf16</text:p>
          </table:table-cell>
          <table:table-cell table:number-columns-repeated="10"/>
          <table:table-cell office:value-type="string" calcext:value-type="string">
            <text:p>bf16/f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543.5" calcext:value-type="float">
            <text:p>543.5</text:p>
          </table:table-cell>
          <table:table-cell office:value-type="float" office:value="851985.5" calcext:value-type="float">
            <text:p>851985.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727.2" calcext:value-type="float">
            <text:p>727.2</text:p>
          </table:table-cell>
          <table:table-cell office:value-type="float" office:value="845227.81" calcext:value-type="float">
            <text:p>845227.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701.15" calcext:value-type="float">
            <text:p>701.15</text:p>
          </table:table-cell>
          <table:table-cell office:value-type="float" office:value="1695498" calcext:value-type="float">
            <text:p>169549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218.35" calcext:value-type="float">
            <text:p>1218.35</text:p>
          </table:table-cell>
          <table:table-cell office:value-type="float" office:value="1742880.62" calcext:value-type="float">
            <text:p>1742880.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114.7" calcext:value-type="float">
            <text:p>1114.7</text:p>
          </table:table-cell>
          <table:table-cell office:value-type="float" office:value="3444548" calcext:value-type="float">
            <text:p>344454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182" calcext:value-type="float">
            <text:p>2182</text:p>
          </table:table-cell>
          <table:table-cell office:value-type="float" office:value="3443330.75" calcext:value-type="float">
            <text:p>3443330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948.95" calcext:value-type="float">
            <text:p>948.95</text:p>
          </table:table-cell>
          <table:table-cell office:value-type="float" office:value="1711064.88" calcext:value-type="float">
            <text:p>1711064.8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028.65" calcext:value-type="float">
            <text:p>1028.65</text:p>
          </table:table-cell>
          <table:table-cell office:value-type="float" office:value="1712911.88" calcext:value-type="float">
            <text:p>1712911.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270.4" calcext:value-type="float">
            <text:p>2270.4</text:p>
          </table:table-cell>
          <table:table-cell office:value-type="float" office:value="3495517.25" calcext:value-type="float">
            <text:p>3495517.2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206.15" calcext:value-type="float">
            <text:p>2206.15</text:p>
          </table:table-cell>
          <table:table-cell office:value-type="float" office:value="3487373.25" calcext:value-type="float">
            <text:p>3487373.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4077.2" calcext:value-type="float">
            <text:p>4077.2</text:p>
          </table:table-cell>
          <table:table-cell office:value-type="float" office:value="7380208" calcext:value-type="float">
            <text:p>738020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4091.3" calcext:value-type="float">
            <text:p>4091.3</text:p>
          </table:table-cell>
          <table:table-cell office:value-type="float" office:value="7213166.5" calcext:value-type="float">
            <text:p>7213166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919.9" calcext:value-type="float">
            <text:p>1919.9</text:p>
          </table:table-cell>
          <table:table-cell office:value-type="float" office:value="3460112" calcext:value-type="float">
            <text:p>346011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869.6" calcext:value-type="float">
            <text:p>1869.6</text:p>
          </table:table-cell>
          <table:table-cell office:value-type="float" office:value="3484936.75" calcext:value-type="float">
            <text:p>3484936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4407.65" calcext:value-type="float">
            <text:p>4407.65</text:p>
          </table:table-cell>
          <table:table-cell office:value-type="float" office:value="10410674" calcext:value-type="float">
            <text:p>1041067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4458.95" calcext:value-type="float">
            <text:p>4458.95</text:p>
          </table:table-cell>
          <table:table-cell office:value-type="float" office:value="10207208" calcext:value-type="float">
            <text:p>10207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7573.9" calcext:value-type="float">
            <text:p>7573.9</text:p>
          </table:table-cell>
          <table:table-cell office:value-type="float" office:value="21201434" calcext:value-type="float">
            <text:p>2120143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7664.8" calcext:value-type="float">
            <text:p>7664.8</text:p>
          </table:table-cell>
          <table:table-cell office:value-type="float" office:value="21169938" calcext:value-type="float">
            <text:p>211699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136.1" calcext:value-type="float">
            <text:p>1136.1</text:p>
          </table:table-cell>
          <table:table-cell office:value-type="float" office:value="1708803.38" calcext:value-type="float">
            <text:p>1708803.3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168.75" calcext:value-type="float">
            <text:p>1168.75</text:p>
          </table:table-cell>
          <table:table-cell office:value-type="float" office:value="1704095.88" calcext:value-type="float">
            <text:p>1704095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108.05" calcext:value-type="float">
            <text:p>1108.05</text:p>
          </table:table-cell>
          <table:table-cell office:value-type="float" office:value="3418044.75" calcext:value-type="float">
            <text:p>3418044.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190.85" calcext:value-type="float">
            <text:p>2190.85</text:p>
          </table:table-cell>
          <table:table-cell office:value-type="float" office:value="3422354.75" calcext:value-type="float">
            <text:p>3422354.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290.65" calcext:value-type="float">
            <text:p>2290.65</text:p>
          </table:table-cell>
          <table:table-cell office:value-type="float" office:value="6917336" calcext:value-type="float">
            <text:p>691733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4431.65" calcext:value-type="float">
            <text:p>4431.65</text:p>
          </table:table-cell>
          <table:table-cell office:value-type="float" office:value="6912463.5" calcext:value-type="float">
            <text:p>6912463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610.5" calcext:value-type="float">
            <text:p>1610.5</text:p>
          </table:table-cell>
          <table:table-cell office:value-type="float" office:value="3424773.25" calcext:value-type="float">
            <text:p>3424773.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810.2" calcext:value-type="float">
            <text:p>1810.2</text:p>
          </table:table-cell>
          <table:table-cell office:value-type="float" office:value="3424916" calcext:value-type="float">
            <text:p>34249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4504.2" calcext:value-type="float">
            <text:p>4504.2</text:p>
          </table:table-cell>
          <table:table-cell office:value-type="float" office:value="6927241.5" calcext:value-type="float">
            <text:p>6927241.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4652.15" calcext:value-type="float">
            <text:p>4652.15</text:p>
          </table:table-cell>
          <table:table-cell office:value-type="float" office:value="6919662.5" calcext:value-type="float">
            <text:p>6919662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7287.1" calcext:value-type="float">
            <text:p>7287.1</text:p>
          </table:table-cell>
          <table:table-cell office:value-type="float" office:value="14515541" calcext:value-type="float">
            <text:p>1451554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7545.1" calcext:value-type="float">
            <text:p>7545.1</text:p>
          </table:table-cell>
          <table:table-cell office:value-type="float" office:value="14476908" calcext:value-type="float">
            <text:p>144769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798.95" calcext:value-type="float">
            <text:p>3798.95</text:p>
          </table:table-cell>
          <table:table-cell office:value-type="float" office:value="7035096.5" calcext:value-type="float">
            <text:p>7035096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3738.2" calcext:value-type="float">
            <text:p>3738.2</text:p>
          </table:table-cell>
          <table:table-cell office:value-type="float" office:value="6996755.5" calcext:value-type="float">
            <text:p>6996755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8310.65" calcext:value-type="float">
            <text:p>8310.65</text:p>
          </table:table-cell>
          <table:table-cell office:value-type="float" office:value="20696598" calcext:value-type="float">
            <text:p>206965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8291.35" calcext:value-type="float">
            <text:p>8291.35</text:p>
          </table:table-cell>
          <table:table-cell office:value-type="float" office:value="20514312" calcext:value-type="float">
            <text:p>205143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4398.8" calcext:value-type="float">
            <text:p>14398.8</text:p>
          </table:table-cell>
          <table:table-cell office:value-type="float" office:value="42261564" calcext:value-type="float">
            <text:p>4226156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4260.3" calcext:value-type="float">
            <text:p>14260.3</text:p>
          </table:table-cell>
          <table:table-cell office:value-type="float" office:value="42328556" calcext:value-type="float">
            <text:p>42328556</text:p>
          </table:table-cell>
        </table:table-row>
        <table:table-row table:style-name="ro1">
          <table:table-cell table:number-columns-repeated="3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259.7" calcext:value-type="float">
            <text:p>1259.7</text:p>
          </table:table-cell>
          <table:table-cell office:value-type="float" office:value="3413508.75" calcext:value-type="float">
            <text:p>3413508.75</text:p>
          </table:table-cell>
          <table:table-cell/>
          <table:table-cell table:number-columns-repeated="3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645.45" calcext:value-type="float">
            <text:p>1645.45</text:p>
          </table:table-cell>
          <table:table-cell office:value-type="float" office:value="3406208.75" calcext:value-type="float">
            <text:p>3406208.7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239.4" calcext:value-type="float">
            <text:p>2239.4</text:p>
          </table:table-cell>
          <table:table-cell office:value-type="float" office:value="6846689.5" calcext:value-type="float">
            <text:p>6846689.5</text:p>
          </table:table-cell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4452.4" calcext:value-type="float">
            <text:p>4452.4</text:p>
          </table:table-cell>
          <table:table-cell office:value-type="float" office:value="6852530" calcext:value-type="float">
            <text:p>685253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4244.65" calcext:value-type="float">
            <text:p>4244.65</text:p>
          </table:table-cell>
          <table:table-cell office:value-type="float" office:value="13823691" calcext:value-type="float">
            <text:p>13823691</text:p>
          </table:table-cell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8006.65" calcext:value-type="float">
            <text:p>8006.65</text:p>
          </table:table-cell>
          <table:table-cell office:value-type="float" office:value="13798439" calcext:value-type="float">
            <text:p>137984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951.85" calcext:value-type="float">
            <text:p>2951.85</text:p>
          </table:table-cell>
          <table:table-cell office:value-type="float" office:value="6827773.5" calcext:value-type="float">
            <text:p>6827773.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3197.6" calcext:value-type="float">
            <text:p>3197.6</text:p>
          </table:table-cell>
          <table:table-cell office:value-type="float" office:value="6841127.5" calcext:value-type="float">
            <text:p>6841127.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8142.25" calcext:value-type="float">
            <text:p>8142.25</text:p>
          </table:table-cell>
          <table:table-cell office:value-type="float" office:value="13989868" calcext:value-type="float">
            <text:p>13989868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8511.4" calcext:value-type="float">
            <text:p>8511.4</text:p>
          </table:table-cell>
          <table:table-cell office:value-type="float" office:value="14059179" calcext:value-type="float">
            <text:p>14059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4202.5" calcext:value-type="float">
            <text:p>14202.5</text:p>
          </table:table-cell>
          <table:table-cell office:value-type="float" office:value="33631988" calcext:value-type="float">
            <text:p>3363198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4837.8" calcext:value-type="float">
            <text:p>14837.8</text:p>
          </table:table-cell>
          <table:table-cell office:value-type="float" office:value="29122672" calcext:value-type="float">
            <text:p>291226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6687.9" calcext:value-type="float">
            <text:p>6687.9</text:p>
          </table:table-cell>
          <table:table-cell office:value-type="float" office:value="13916645" calcext:value-type="float">
            <text:p>1391664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6950.45" calcext:value-type="float">
            <text:p>6950.45</text:p>
          </table:table-cell>
          <table:table-cell office:value-type="float" office:value="13976067" calcext:value-type="float">
            <text:p>139760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5666.8" calcext:value-type="float">
            <text:p>15666.8</text:p>
          </table:table-cell>
          <table:table-cell office:value-type="float" office:value="41848600" calcext:value-type="float">
            <text:p>418486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5703.7" calcext:value-type="float">
            <text:p>15703.7</text:p>
          </table:table-cell>
          <table:table-cell office:value-type="float" office:value="40437344" calcext:value-type="float">
            <text:p>404373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7796.4" calcext:value-type="float">
            <text:p>27796.4</text:p>
          </table:table-cell>
          <table:table-cell office:value-type="float" office:value="88681768" calcext:value-type="float">
            <text:p>88681768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7972.7" calcext:value-type="float">
            <text:p>27972.7</text:p>
          </table:table-cell>
          <table:table-cell office:value-type="float" office:value="88521064" calcext:value-type="float">
            <text:p>885210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182.55" calcext:value-type="float">
            <text:p>3182.55</text:p>
          </table:table-cell>
          <table:table-cell office:value-type="float" office:value="6821217.5" calcext:value-type="float">
            <text:p>6821217.5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3268.5" calcext:value-type="float">
            <text:p>3268.5</text:p>
          </table:table-cell>
          <table:table-cell office:value-type="float" office:value="6833128" calcext:value-type="float">
            <text:p>68331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4123" calcext:value-type="float">
            <text:p>4123</text:p>
          </table:table-cell>
          <table:table-cell office:value-type="float" office:value="13698485" calcext:value-type="float">
            <text:p>13698485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8127.2" calcext:value-type="float">
            <text:p>8127.2</text:p>
          </table:table-cell>
          <table:table-cell office:value-type="float" office:value="13639689" calcext:value-type="float">
            <text:p>136396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7616.5" calcext:value-type="float">
            <text:p>7616.5</text:p>
          </table:table-cell>
          <table:table-cell office:value-type="float" office:value="27631206" calcext:value-type="float">
            <text:p>2763120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15159.2" calcext:value-type="float">
            <text:p>15159.2</text:p>
          </table:table-cell>
          <table:table-cell office:value-type="float" office:value="27581878" calcext:value-type="float">
            <text:p>27581878</text:p>
          </table:table-cell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6018.45" calcext:value-type="float">
            <text:p>6018.45</text:p>
          </table:table-cell>
          <table:table-cell office:value-type="float" office:value="14089421" calcext:value-type="float">
            <text:p>14089421</text:p>
          </table:table-cell>
          <table:table-cell/>
          <table:table-cell table:number-columns-repeated="2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6541.2" calcext:value-type="float">
            <text:p>6541.2</text:p>
          </table:table-cell>
          <table:table-cell office:value-type="float" office:value="14065013" calcext:value-type="float">
            <text:p>1406501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efault kerne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197.1" calcext:value-type="float">
            <text:p>197.1</text:p>
          </table:table-cell>
          <table:table-cell office:value-type="float" office:value="27084.33" calcext:value-type="float">
            <text:p>27084.3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53.6" calcext:value-type="float">
            <text:p>253.6</text:p>
          </table:table-cell>
          <table:table-cell office:value-type="float" office:value="26573.33" calcext:value-type="float">
            <text:p>26573.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20.4" calcext:value-type="float">
            <text:p>220.4</text:p>
          </table:table-cell>
          <table:table-cell office:value-type="float" office:value="52936" calcext:value-type="float">
            <text:p>529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19.3" calcext:value-type="float">
            <text:p>219.3</text:p>
          </table:table-cell>
          <table:table-cell office:value-type="float" office:value="52759.83" calcext:value-type="float">
            <text:p>52759.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31.5" calcext:value-type="float">
            <text:p>231.5</text:p>
          </table:table-cell>
          <table:table-cell office:value-type="float" office:value="105310.84" calcext:value-type="float">
            <text:p>105310.8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63.35" calcext:value-type="float">
            <text:p>263.35</text:p>
          </table:table-cell>
          <table:table-cell office:value-type="float" office:value="105946.5" calcext:value-type="float">
            <text:p>105946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36.7" calcext:value-type="float">
            <text:p>236.7</text:p>
          </table:table-cell>
          <table:table-cell office:value-type="float" office:value="53193.17" calcext:value-type="float">
            <text:p>53193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26.9" calcext:value-type="float">
            <text:p>226.9</text:p>
          </table:table-cell>
          <table:table-cell office:value-type="float" office:value="54139.67" calcext:value-type="float">
            <text:p>54139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33.65" calcext:value-type="float">
            <text:p>233.65</text:p>
          </table:table-cell>
          <table:table-cell office:value-type="float" office:value="107301.5" calcext:value-type="float">
            <text:p>107301.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49.1" calcext:value-type="float">
            <text:p>249.1</text:p>
          </table:table-cell>
          <table:table-cell office:value-type="float" office:value="105523.16" calcext:value-type="float">
            <text:p>105523.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56.9" calcext:value-type="float">
            <text:p>256.9</text:p>
          </table:table-cell>
          <table:table-cell office:value-type="float" office:value="213162.83" calcext:value-type="float">
            <text:p>213162.8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75.75" calcext:value-type="float">
            <text:p>275.75</text:p>
          </table:table-cell>
          <table:table-cell office:value-type="float" office:value="212553.17" calcext:value-type="float">
            <text:p>212553.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58.05" calcext:value-type="float">
            <text:p>258.05</text:p>
          </table:table-cell>
          <table:table-cell office:value-type="float" office:value="107123.16" calcext:value-type="float">
            <text:p>107123.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38" calcext:value-type="float">
            <text:p>238</text:p>
          </table:table-cell>
          <table:table-cell office:value-type="float" office:value="106848" calcext:value-type="float">
            <text:p>1068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97.45" calcext:value-type="float">
            <text:p>297.45</text:p>
          </table:table-cell>
          <table:table-cell office:value-type="float" office:value="211551.67" calcext:value-type="float">
            <text:p>211551.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320.35" calcext:value-type="float">
            <text:p>320.35</text:p>
          </table:table-cell>
          <table:table-cell office:value-type="float" office:value="214707" calcext:value-type="float">
            <text:p>2147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01.45" calcext:value-type="float">
            <text:p>301.45</text:p>
          </table:table-cell>
          <table:table-cell office:value-type="float" office:value="425291.34" calcext:value-type="float">
            <text:p>425291.3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311.95" calcext:value-type="float">
            <text:p>311.95</text:p>
          </table:table-cell>
          <table:table-cell office:value-type="float" office:value="424165" calcext:value-type="float">
            <text:p>4241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13.2" calcext:value-type="float">
            <text:p>213.2</text:p>
          </table:table-cell>
          <table:table-cell office:value-type="float" office:value="52850.17" calcext:value-type="float">
            <text:p>52850.1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17.75" calcext:value-type="float">
            <text:p>217.75</text:p>
          </table:table-cell>
          <table:table-cell office:value-type="float" office:value="53389.5" calcext:value-type="float">
            <text:p>53389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42.65" calcext:value-type="float">
            <text:p>242.65</text:p>
          </table:table-cell>
          <table:table-cell office:value-type="float" office:value="105922.84" calcext:value-type="float">
            <text:p>105922.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26.05" calcext:value-type="float">
            <text:p>226.05</text:p>
          </table:table-cell>
          <table:table-cell office:value-type="float" office:value="107436.84" calcext:value-type="float">
            <text:p>107436.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43.25" calcext:value-type="float">
            <text:p>243.25</text:p>
          </table:table-cell>
          <table:table-cell office:value-type="float" office:value="211533.5" calcext:value-type="float">
            <text:p>211533.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40.65" calcext:value-type="float">
            <text:p>240.65</text:p>
          </table:table-cell>
          <table:table-cell office:value-type="float" office:value="211198.67" calcext:value-type="float">
            <text:p>211198.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43.45" calcext:value-type="float">
            <text:p>243.45</text:p>
          </table:table-cell>
          <table:table-cell office:value-type="float" office:value="107778.5" calcext:value-type="float">
            <text:p>107778.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28" calcext:value-type="float">
            <text:p>228</text:p>
          </table:table-cell>
          <table:table-cell office:value-type="float" office:value="105176.84" calcext:value-type="float">
            <text:p>105176.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47.25" calcext:value-type="float">
            <text:p>247.25</text:p>
          </table:table-cell>
          <table:table-cell office:value-type="float" office:value="210535.67" calcext:value-type="float">
            <text:p>210535.6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45.1" calcext:value-type="float">
            <text:p>245.1</text:p>
          </table:table-cell>
          <table:table-cell office:value-type="float" office:value="210767" calcext:value-type="float">
            <text:p>2107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90.7" calcext:value-type="float">
            <text:p>290.7</text:p>
          </table:table-cell>
          <table:table-cell office:value-type="float" office:value="423218.16" calcext:value-type="float">
            <text:p>423218.1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303.9" calcext:value-type="float">
            <text:p>303.9</text:p>
          </table:table-cell>
          <table:table-cell office:value-type="float" office:value="422700" calcext:value-type="float">
            <text:p>4227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58.05" calcext:value-type="float">
            <text:p>258.05</text:p>
          </table:table-cell>
          <table:table-cell office:value-type="float" office:value="212011.83" calcext:value-type="float">
            <text:p>212011.8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267.05" calcext:value-type="float">
            <text:p>267.05</text:p>
          </table:table-cell>
          <table:table-cell office:value-type="float" office:value="212789.83" calcext:value-type="float">
            <text:p>212789.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16.2" calcext:value-type="float">
            <text:p>316.2</text:p>
          </table:table-cell>
          <table:table-cell office:value-type="float" office:value="424273.84" calcext:value-type="float">
            <text:p>424273.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406.05" calcext:value-type="float">
            <text:p>406.05</text:p>
          </table:table-cell>
          <table:table-cell office:value-type="float" office:value="422898.34" calcext:value-type="float">
            <text:p>422898.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52.2" calcext:value-type="float">
            <text:p>352.2</text:p>
          </table:table-cell>
          <table:table-cell office:value-type="float" office:value="851602" calcext:value-type="float">
            <text:p>85160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f16</text:p>
          </table:table-cell>
          <table:table-cell office:value-type="string" calcext:value-type="string">
            <text:p>f32</text:p>
          </table:table-cell>
          <table:table-cell office:value-type="float" office:value="360.05" calcext:value-type="float">
            <text:p>360.05</text:p>
          </table:table-cell>
          <table:table-cell office:value-type="float" office:value="846503.81" calcext:value-type="float">
            <text:p>846503.81</text:p>
          </table:table-cell>
        </table:table-row>
        <table:table-row table:style-name="ro1">
          <table:table-cell table:number-columns-repeated="3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38.6" calcext:value-type="float">
            <text:p>238.6</text:p>
          </table:table-cell>
          <table:table-cell office:value-type="float" office:value="108179.84" calcext:value-type="float">
            <text:p>108179.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18.7" calcext:value-type="float">
            <text:p>218.7</text:p>
          </table:table-cell>
          <table:table-cell office:value-type="float" office:value="212200.67" calcext:value-type="float">
            <text:p>212200.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77.25" calcext:value-type="float">
            <text:p>277.25</text:p>
          </table:table-cell>
          <table:table-cell office:value-type="float" office:value="421663.66" calcext:value-type="float">
            <text:p>421663.66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27.3" calcext:value-type="float">
            <text:p>227.3</text:p>
          </table:table-cell>
          <table:table-cell office:value-type="float" office:value="212165" calcext:value-type="float">
            <text:p>212165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65.35" calcext:value-type="float">
            <text:p>265.35</text:p>
          </table:table-cell>
          <table:table-cell office:value-type="float" office:value="422072.34" calcext:value-type="float">
            <text:p>422072.34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65" calcext:value-type="float">
            <text:p>365</text:p>
          </table:table-cell>
          <table:table-cell office:value-type="float" office:value="847211.19" calcext:value-type="float">
            <text:p>847211.19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55.45" calcext:value-type="float">
            <text:p>255.45</text:p>
          </table:table-cell>
          <table:table-cell office:value-type="float" office:value="419643.34" calcext:value-type="float">
            <text:p>419643.34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83.5" calcext:value-type="float">
            <text:p>383.5</text:p>
          </table:table-cell>
          <table:table-cell office:value-type="float" office:value="846473.5" calcext:value-type="float">
            <text:p>846473.5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99.45" calcext:value-type="float">
            <text:p>399.45</text:p>
          </table:table-cell>
          <table:table-cell office:value-type="float" office:value="1696835.88" calcext:value-type="float">
            <text:p>1696835.88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39.05" calcext:value-type="float">
            <text:p>239.05</text:p>
          </table:table-cell>
          <table:table-cell office:value-type="float" office:value="211415.33" calcext:value-type="float">
            <text:p>211415.33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53.35" calcext:value-type="float">
            <text:p>253.35</text:p>
          </table:table-cell>
          <table:table-cell office:value-type="float" office:value="420207.34" calcext:value-type="float">
            <text:p>420207.34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14.15" calcext:value-type="float">
            <text:p>314.15</text:p>
          </table:table-cell>
          <table:table-cell office:value-type="float" office:value="840865.69" calcext:value-type="float">
            <text:p>840865.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64.5" calcext:value-type="float">
            <text:p>264.5</text:p>
          </table:table-cell>
          <table:table-cell office:value-type="float" office:value="419830.66" calcext:value-type="float">
            <text:p>419830.66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91.55" calcext:value-type="float">
            <text:p>291.55</text:p>
          </table:table-cell>
          <table:table-cell office:value-type="float" office:value="838629" calcext:value-type="float">
            <text:p>83862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418.5" calcext:value-type="float">
            <text:p>418.5</text:p>
          </table:table-cell>
          <table:table-cell office:value-type="float" office:value="1690552.38" calcext:value-type="float">
            <text:p>1690552.38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90.65" calcext:value-type="float">
            <text:p>290.65</text:p>
          </table:table-cell>
          <table:table-cell office:value-type="float" office:value="838868.19" calcext:value-type="float">
            <text:p>838868.19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449.45" calcext:value-type="float">
            <text:p>449.45</text:p>
          </table:table-cell>
          <table:table-cell office:value-type="float" office:value="1688602.88" calcext:value-type="float">
            <text:p>1688602.88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951.15" calcext:value-type="float">
            <text:p>951.15</text:p>
          </table:table-cell>
          <table:table-cell office:value-type="float" office:value="3391984.75" calcext:value-type="float">
            <text:p>3391984.75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46.95" calcext:value-type="float">
            <text:p>246.95</text:p>
          </table:table-cell>
          <table:table-cell office:value-type="float" office:value="420174.34" calcext:value-type="float">
            <text:p>420174.34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299.85" calcext:value-type="float">
            <text:p>299.85</text:p>
          </table:table-cell>
          <table:table-cell office:value-type="float" office:value="838376.31" calcext:value-type="float">
            <text:p>838376.31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96.05" calcext:value-type="float">
            <text:p>396.05</text:p>
          </table:table-cell>
          <table:table-cell office:value-type="float" office:value="1679000.5" calcext:value-type="float">
            <text:p>1679000.5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05.5" calcext:value-type="float">
            <text:p>305.5</text:p>
          </table:table-cell>
          <table:table-cell office:value-type="float" office:value="837486.69" calcext:value-type="float">
            <text:p>837486.69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81.35" calcext:value-type="float">
            <text:p>381.35</text:p>
          </table:table-cell>
          <table:table-cell office:value-type="float" office:value="1675495.12" calcext:value-type="float">
            <text:p>1675495.12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871.65" calcext:value-type="float">
            <text:p>871.65</text:p>
          </table:table-cell>
          <table:table-cell office:value-type="float" office:value="3371253.25" calcext:value-type="float">
            <text:p>3371253.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373.05" calcext:value-type="float">
            <text:p>373.05</text:p>
          </table:table-cell>
          <table:table-cell office:value-type="float" office:value="1678531.62" calcext:value-type="float">
            <text:p>1678531.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749.25" calcext:value-type="float">
            <text:p>749.25</text:p>
          </table:table-cell>
          <table:table-cell office:value-type="float" office:value="3360856.75" calcext:value-type="float">
            <text:p>3360856.75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bf16</text:p>
          </table:table-cell>
          <table:table-cell office:value-type="float" office:value="918.45" calcext:value-type="float">
            <text:p>918.45</text:p>
          </table:table-cell>
          <table:table-cell office:value-type="float" office:value="6786254.5" calcext:value-type="float">
            <text:p>6786254.5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vg_cpu_time</text:p>
          </table:table-cell>
          <table:table-cell office:value-type="string" calcext:value-type="string">
            <text:p>Avg CPU Time (us)</text:p>
          </table:table-cell>
          <table:table-cell office:value-type="string" calcext:value-type="string">
            <text:p>Avg NPU Run with Default Kernel (us)</text:p>
          </table:table-cell>
          <table:table-cell office:value-type="string" calcext:value-type="string">
            <text:p>Avg NPU Run with Optimized Kernel (us)</text:p>
          </table:table-cell>
          <table:table-cell office:value-type="string" calcext:value-type="string">
            <text:p>Difference (us)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851985.5" calcext:value-type="float">
            <text:p>851985.5</text:p>
          </table:table-cell>
          <table:table-cell office:value-type="float" office:value="1696835.88" calcext:value-type="float">
            <text:p>1696835.88</text:p>
          </table:table-cell>
          <table:table-cell table:formula="of:=AVERAGE([.D85:.E85])" office:value-type="float" office:value="1274410.69" calcext:value-type="float">
            <text:p>1274410.69</text:p>
          </table:table-cell>
          <table:table-cell office:value-type="float" office:value="399.45" calcext:value-type="float">
            <text:p>399.45</text:p>
          </table:table-cell>
          <table:table-cell office:value-type="float" office:value="543.5" calcext:value-type="float">
            <text:p>543.5</text:p>
          </table:table-cell>
          <table:table-cell table:formula="of:=[.G85]-[.H85]" office:value-type="float" office:value="-144.05" calcext:value-type="float">
            <text:p>-144.05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708803.38" calcext:value-type="float">
            <text:p>1708803.38</text:p>
          </table:table-cell>
          <table:table-cell office:value-type="float" office:value="3391984.75" calcext:value-type="float">
            <text:p>3391984.75</text:p>
          </table:table-cell>
          <table:table-cell table:formula="of:=AVERAGE([.D86:.E86])" office:value-type="float" office:value="2550394.065" calcext:value-type="float">
            <text:p>2550394.065</text:p>
          </table:table-cell>
          <table:table-cell office:value-type="float" office:value="951.15" calcext:value-type="float">
            <text:p>951.15</text:p>
          </table:table-cell>
          <table:table-cell office:value-type="float" office:value="1136.1" calcext:value-type="float">
            <text:p>1136.1</text:p>
          </table:table-cell>
          <table:table-cell table:formula="of:=[.G86]-[.H86]" office:value-type="float" office:value="-184.95" calcext:value-type="float">
            <text:p>-184.9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024" calcext:value-type="float">
            <text:p>1024</text:p>
          </table:table-cell>
          <table:table-cell office:value-type="float" office:value="3413508.75" calcext:value-type="float">
            <text:p>3413508.75</text:p>
          </table:table-cell>
          <table:table-cell office:value-type="float" office:value="6786254.5" calcext:value-type="float">
            <text:p>6786254.5</text:p>
          </table:table-cell>
          <table:table-cell table:formula="of:=AVERAGE([.D87:.E87])" office:value-type="float" office:value="5099881.625" calcext:value-type="float">
            <text:p>5099881.625</text:p>
          </table:table-cell>
          <table:table-cell office:value-type="float" office:value="918.45" calcext:value-type="float">
            <text:p>918.45</text:p>
          </table:table-cell>
          <table:table-cell office:value-type="float" office:value="1259.7" calcext:value-type="float">
            <text:p>1259.7</text:p>
          </table:table-cell>
          <table:table-cell table:formula="of:=[.G87]-[.H87]" office:value-type="float" office:value="-341.25" calcext:value-type="float">
            <text:p>-341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ication Workload</text:p>
          </table:table-cell>
          <table:table-cell office:value-type="string" calcext:value-type="string">
            <text:p>Avg Run with Default Kernel</text:p>
          </table:table-cell>
          <table:table-cell office:value-type="string" calcext:value-type="string">
            <text:p>Avg Run Optimized Kernel</text:p>
          </table:table-cell>
          <table:table-cell office:value-type="string" calcext:value-type="string">
            <text:p>Speedup with Optimized Kern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6x1024x1024</text:p>
          </table:table-cell>
          <table:table-cell office:value-type="float" office:value="399.45" calcext:value-type="float">
            <text:p>399.45</text:p>
          </table:table-cell>
          <table:table-cell office:value-type="float" office:value="543.5" calcext:value-type="float">
            <text:p>543.5</text:p>
          </table:table-cell>
          <table:table-cell table:formula="of:=[.B89]-[.C89]" office:value-type="float" office:value="-144.05" calcext:value-type="float">
            <text:p>-144.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12x1024x1024</text:p>
          </table:table-cell>
          <table:table-cell office:value-type="float" office:value="951.15" calcext:value-type="float">
            <text:p>951.15</text:p>
          </table:table-cell>
          <table:table-cell office:value-type="float" office:value="1136.1" calcext:value-type="float">
            <text:p>1136.1</text:p>
          </table:table-cell>
          <table:table-cell table:formula="of:=[.B90]-[.C90]" office:value-type="float" office:value="-184.95" calcext:value-type="float">
            <text:p>-184.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24x1024x1024</text:p>
          </table:table-cell>
          <table:table-cell office:value-type="float" office:value="918.45" calcext:value-type="float">
            <text:p>918.45</text:p>
          </table:table-cell>
          <table:table-cell office:value-type="float" office:value="1259.7" calcext:value-type="float">
            <text:p>1259.7</text:p>
          </table:table-cell>
          <table:table-cell table:formula="of:=[.B91]-[.C91]" office:value-type="float" office:value="-341.25" calcext:value-type="float">
            <text:p>-341.25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pplication Workload</text:p>
          </table:table-cell>
          <table:table-cell office:value-type="string" calcext:value-type="string">
            <text:p>Avg Run with Default Kernel</text:p>
          </table:table-cell>
          <table:table-cell office:value-type="string" calcext:value-type="string">
            <text:p>Avg Run Optimized Kernel</text:p>
          </table:table-cell>
          <table:table-cell office:value-type="string" calcext:value-type="string">
            <text:p>Avg CPU Time (u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6x1024x1024</text:p>
          </table:table-cell>
          <table:table-cell office:value-type="float" office:value="399.45" calcext:value-type="float">
            <text:p>399.45</text:p>
          </table:table-cell>
          <table:table-cell office:value-type="float" office:value="543.5" calcext:value-type="float">
            <text:p>543.5</text:p>
          </table:table-cell>
          <table:table-cell office:value-type="float" office:value="1274410.69" calcext:value-type="float">
            <text:p>1274410.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12x1024x1024</text:p>
          </table:table-cell>
          <table:table-cell office:value-type="float" office:value="951.15" calcext:value-type="float">
            <text:p>951.15</text:p>
          </table:table-cell>
          <table:table-cell office:value-type="float" office:value="1136.1" calcext:value-type="float">
            <text:p>1136.1</text:p>
          </table:table-cell>
          <table:table-cell office:value-type="float" office:value="2550394.065" calcext:value-type="float">
            <text:p>2550394.0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24x1024x1024</text:p>
          </table:table-cell>
          <table:table-cell office:value-type="float" office:value="918.45" calcext:value-type="float">
            <text:p>918.45</text:p>
          </table:table-cell>
          <table:table-cell office:value-type="float" office:value="1259.7" calcext:value-type="float">
            <text:p>1259.7</text:p>
          </table:table-cell>
          <table:table-cell office:value-type="float" office:value="5099881.625" calcext:value-type="float">
            <text:p>5099881.625</text:p>
          </table:table-cell>
          <table:table-cell table:number-columns-repeated="17"/>
        </table:table-row>
      </table:table>
      <table:table table:name="i8" table:style-name="ta1">
        <table:shapes>
          <draw:frame draw:z-index="0" draw:style-name="gr1" draw:text-style-name="P1" svg:width="7.4724in" svg:height="4.2031in" svg:x="0.4516in" svg:y="8.6634in">
            <draw:object draw:notify-on-update-of-ranges="i8.A90:i8.A92 i8.B89:i8.B89 i8.B90:i8.B92 i8.C89:i8.C89 i8.C90:i8.C92 i8.D89:i8.D89 i8.D90:i8.D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4008in" svg:height="4.1626in" svg:x="8.2091in" svg:y="8.7787in">
            <draw:object draw:notify-on-update-of-ranges="i8.L90:i8.L92 i8.M89:i8.M89 i8.M90:i8.M92 i8.N89:i8.N89 i8.N90:i8.N92 i8.O89:i8.O89 i8.O90:i8.O9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.4098in" svg:height="4.1677in" svg:x="0.8472in" svg:y="14.4571in">
            <draw:object draw:notify-on-update-of-ranges="i8.A94:i8.A94 i8.A95:i8.A97 i8.B94:i8.B94 i8.B95:i8.B97 i8.C94:i8.C94 i8.C95:i8.C97 i8.D94:i8.D94 i8.D95:i8.D9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7.4008in" svg:height="4.1626in" svg:x="8.274in" svg:y="14.4571in">
            <draw:object draw:notify-on-update-of-ranges="i8.L94:i8.L94 i8.L95:i8.L97 i8.M94:i8.M94 i8.M95:i8.M97 i8.N94:i8.N94 i8.N95:i8.N97 i8.O94:i8.O94 i8.O95:i8.O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Kernel Optimiz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8/i8</text:p>
          </table:table-cell>
          <table:table-cell table:number-columns-repeated="10"/>
          <table:table-cell office:value-type="string" calcext:value-type="string">
            <text:p>i8/i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425.9" calcext:value-type="float">
            <text:p>425.9</text:p>
          </table:table-cell>
          <table:table-cell office:value-type="float" office:value="314488" calcext:value-type="float">
            <text:p>314488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25.45" calcext:value-type="float">
            <text:p>425.45</text:p>
          </table:table-cell>
          <table:table-cell office:value-type="float" office:value="292785.84" calcext:value-type="float">
            <text:p>292785.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535.25" calcext:value-type="float">
            <text:p>535.25</text:p>
          </table:table-cell>
          <table:table-cell office:value-type="float" office:value="634281.81" calcext:value-type="float">
            <text:p>634281.8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670.65" calcext:value-type="float">
            <text:p>670.65</text:p>
          </table:table-cell>
          <table:table-cell office:value-type="float" office:value="615038.81" calcext:value-type="float">
            <text:p>615038.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108.65" calcext:value-type="float">
            <text:p>1108.65</text:p>
          </table:table-cell>
          <table:table-cell office:value-type="float" office:value="1322664.38" calcext:value-type="float">
            <text:p>1322664.3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864.35" calcext:value-type="float">
            <text:p>864.35</text:p>
          </table:table-cell>
          <table:table-cell office:value-type="float" office:value="1263575.38" calcext:value-type="float">
            <text:p>1263575.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943.85" calcext:value-type="float">
            <text:p>943.85</text:p>
          </table:table-cell>
          <table:table-cell office:value-type="float" office:value="629804" calcext:value-type="float">
            <text:p>62980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101.1" calcext:value-type="float">
            <text:p>1101.1</text:p>
          </table:table-cell>
          <table:table-cell office:value-type="float" office:value="575799.31" calcext:value-type="float">
            <text:p>575799.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677.6" calcext:value-type="float">
            <text:p>1677.6</text:p>
          </table:table-cell>
          <table:table-cell office:value-type="float" office:value="1266254" calcext:value-type="float">
            <text:p>126625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832" calcext:value-type="float">
            <text:p>1832</text:p>
          </table:table-cell>
          <table:table-cell office:value-type="float" office:value="1236863.5" calcext:value-type="float">
            <text:p>1236863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5356.6" calcext:value-type="float">
            <text:p>5356.6</text:p>
          </table:table-cell>
          <table:table-cell office:value-type="float" office:value="2704779.75" calcext:value-type="float">
            <text:p>2704779.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5367.25" calcext:value-type="float">
            <text:p>5367.25</text:p>
          </table:table-cell>
          <table:table-cell office:value-type="float" office:value="2692867" calcext:value-type="float">
            <text:p>26928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563.5" calcext:value-type="float">
            <text:p>1563.5</text:p>
          </table:table-cell>
          <table:table-cell office:value-type="float" office:value="1237785.38" calcext:value-type="float">
            <text:p>1237785.3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645.6" calcext:value-type="float">
            <text:p>1645.6</text:p>
          </table:table-cell>
          <table:table-cell office:value-type="float" office:value="1152309.88" calcext:value-type="float">
            <text:p>1152309.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993.3" calcext:value-type="float">
            <text:p>3993.3</text:p>
          </table:table-cell>
          <table:table-cell office:value-type="float" office:value="2570936.5" calcext:value-type="float">
            <text:p>2570936.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930.3" calcext:value-type="float">
            <text:p>3930.3</text:p>
          </table:table-cell>
          <table:table-cell office:value-type="float" office:value="2660016.75" calcext:value-type="float">
            <text:p>2660016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9839.2" calcext:value-type="float">
            <text:p>9839.2</text:p>
          </table:table-cell>
          <table:table-cell office:value-type="float" office:value="14621091" calcext:value-type="float">
            <text:p>1462109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9854" calcext:value-type="float">
            <text:p>9854</text:p>
          </table:table-cell>
          <table:table-cell office:value-type="float" office:value="13051696" calcext:value-type="float">
            <text:p>130516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528.55" calcext:value-type="float">
            <text:p>528.55</text:p>
          </table:table-cell>
          <table:table-cell office:value-type="float" office:value="621368.19" calcext:value-type="float">
            <text:p>621368.19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571.4" calcext:value-type="float">
            <text:p>571.4</text:p>
          </table:table-cell>
          <table:table-cell office:value-type="float" office:value="573286" calcext:value-type="float">
            <text:p>5732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076.65" calcext:value-type="float">
            <text:p>1076.65</text:p>
          </table:table-cell>
          <table:table-cell office:value-type="float" office:value="1274494" calcext:value-type="float">
            <text:p>127449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242876.38" calcext:value-type="float">
            <text:p>1242876.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541.25" calcext:value-type="float">
            <text:p>1541.25</text:p>
          </table:table-cell>
          <table:table-cell office:value-type="float" office:value="2645866.75" calcext:value-type="float">
            <text:p>2645866.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526.4" calcext:value-type="float">
            <text:p>1526.4</text:p>
          </table:table-cell>
          <table:table-cell office:value-type="float" office:value="2538597.75" calcext:value-type="float">
            <text:p>2538597.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774.5" calcext:value-type="float">
            <text:p>1774.5</text:p>
          </table:table-cell>
          <table:table-cell office:value-type="float" office:value="1259911.38" calcext:value-type="float">
            <text:p>1259911.3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479.95" calcext:value-type="float">
            <text:p>1479.95</text:p>
          </table:table-cell>
          <table:table-cell office:value-type="float" office:value="1149233.5" calcext:value-type="float">
            <text:p>1149233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414" calcext:value-type="float">
            <text:p>3414</text:p>
          </table:table-cell>
          <table:table-cell office:value-type="float" office:value="2540599.5" calcext:value-type="float">
            <text:p>2540599.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742.35" calcext:value-type="float">
            <text:p>3742.35</text:p>
          </table:table-cell>
          <table:table-cell office:value-type="float" office:value="2500363.75" calcext:value-type="float">
            <text:p>2500363.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9806.85" calcext:value-type="float">
            <text:p>9806.85</text:p>
          </table:table-cell>
          <table:table-cell office:value-type="float" office:value="5616715.5" calcext:value-type="float">
            <text:p>5616715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9845.5" calcext:value-type="float">
            <text:p>9845.5</text:p>
          </table:table-cell>
          <table:table-cell office:value-type="float" office:value="5163872" calcext:value-type="float">
            <text:p>51638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968.5" calcext:value-type="float">
            <text:p>2968.5</text:p>
          </table:table-cell>
          <table:table-cell office:value-type="float" office:value="2497982.25" calcext:value-type="float">
            <text:p>2497982.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976.2" calcext:value-type="float">
            <text:p>2976.2</text:p>
          </table:table-cell>
          <table:table-cell office:value-type="float" office:value="2313620.5" calcext:value-type="float">
            <text:p>2313620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7116.5" calcext:value-type="float">
            <text:p>7116.5</text:p>
          </table:table-cell>
          <table:table-cell office:value-type="float" office:value="5193065.5" calcext:value-type="float">
            <text:p>5193065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7115.2" calcext:value-type="float">
            <text:p>7115.2</text:p>
          </table:table-cell>
          <table:table-cell office:value-type="float" office:value="5122601" calcext:value-type="float">
            <text:p>51226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9192.2" calcext:value-type="float">
            <text:p>19192.2</text:p>
          </table:table-cell>
          <table:table-cell office:value-type="float" office:value="29429838" calcext:value-type="float">
            <text:p>2942983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9205.1" calcext:value-type="float">
            <text:p>19205.1</text:p>
          </table:table-cell>
          <table:table-cell office:value-type="float" office:value="28869866" calcext:value-type="float">
            <text:p>28869866</text:p>
          </table:table-cell>
        </table:table-row>
        <table:table-row table:style-name="ro1">
          <table:table-cell table:number-columns-repeated="3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959.6" calcext:value-type="float">
            <text:p>959.6</text:p>
          </table:table-cell>
          <table:table-cell office:value-type="float" office:value="1245262.62" calcext:value-type="float">
            <text:p>1245262.62</text:p>
          </table:table-cell>
          <table:table-cell/>
          <table:table-cell table:number-columns-repeated="3" office:value-type="float" office:value="1024" calcext:value-type="float">
            <text:p>102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084.15" calcext:value-type="float">
            <text:p>1084.15</text:p>
          </table:table-cell>
          <table:table-cell office:value-type="float" office:value="1151904.12" calcext:value-type="float">
            <text:p>1151904.1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008.4" calcext:value-type="float">
            <text:p>1008.4</text:p>
          </table:table-cell>
          <table:table-cell office:value-type="float" office:value="2553161.5" calcext:value-type="float">
            <text:p>2553161.5</text:p>
          </table:table-cell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772.55" calcext:value-type="float">
            <text:p>1772.55</text:p>
          </table:table-cell>
          <table:table-cell office:value-type="float" office:value="2483429.25" calcext:value-type="float">
            <text:p>2483429.2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215.7" calcext:value-type="float">
            <text:p>2215.7</text:p>
          </table:table-cell>
          <table:table-cell office:value-type="float" office:value="5271391.5" calcext:value-type="float">
            <text:p>5271391.5</text:p>
          </table:table-cell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036.35" calcext:value-type="float">
            <text:p>2036.35</text:p>
          </table:table-cell>
          <table:table-cell office:value-type="float" office:value="5005878.5" calcext:value-type="float">
            <text:p>5005878.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331" calcext:value-type="float">
            <text:p>2331</text:p>
          </table:table-cell>
          <table:table-cell office:value-type="float" office:value="2510336" calcext:value-type="float">
            <text:p>251033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12.05" calcext:value-type="float">
            <text:p>2212.05</text:p>
          </table:table-cell>
          <table:table-cell office:value-type="float" office:value="2302220.75" calcext:value-type="float">
            <text:p>2302220.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5997.75" calcext:value-type="float">
            <text:p>5997.75</text:p>
          </table:table-cell>
          <table:table-cell office:value-type="float" office:value="5090126.5" calcext:value-type="float">
            <text:p>5090126.5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6289.15" calcext:value-type="float">
            <text:p>6289.15</text:p>
          </table:table-cell>
          <table:table-cell office:value-type="float" office:value="4994196.5" calcext:value-type="float">
            <text:p>4994196.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8950.7" calcext:value-type="float">
            <text:p>18950.7</text:p>
          </table:table-cell>
          <table:table-cell office:value-type="float" office:value="10794212" calcext:value-type="float">
            <text:p>1079421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9007.9" calcext:value-type="float">
            <text:p>19007.9</text:p>
          </table:table-cell>
          <table:table-cell office:value-type="float" office:value="10560849" calcext:value-type="float">
            <text:p>105608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4580.7" calcext:value-type="float">
            <text:p>4580.7</text:p>
          </table:table-cell>
          <table:table-cell office:value-type="float" office:value="4980709.5" calcext:value-type="float">
            <text:p>4980709.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681.1" calcext:value-type="float">
            <text:p>4681.1</text:p>
          </table:table-cell>
          <table:table-cell office:value-type="float" office:value="4600364.5" calcext:value-type="float">
            <text:p>4600364.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3622" calcext:value-type="float">
            <text:p>13622</text:p>
          </table:table-cell>
          <table:table-cell office:value-type="float" office:value="10283725" calcext:value-type="float">
            <text:p>1028372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3659.7" calcext:value-type="float">
            <text:p>13659.7</text:p>
          </table:table-cell>
          <table:table-cell office:value-type="float" office:value="10192959" calcext:value-type="float">
            <text:p>101929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7918.2" calcext:value-type="float">
            <text:p>37918.2</text:p>
          </table:table-cell>
          <table:table-cell office:value-type="float" office:value="58428684" calcext:value-type="float">
            <text:p>58428684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7217.1" calcext:value-type="float">
            <text:p>37217.1</text:p>
          </table:table-cell>
          <table:table-cell office:value-type="float" office:value="57538700" calcext:value-type="float">
            <text:p>5753870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859.8" calcext:value-type="float">
            <text:p>2859.8</text:p>
          </table:table-cell>
          <table:table-cell office:value-type="float" office:value="2516748.5" calcext:value-type="float">
            <text:p>2516748.5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614.5" calcext:value-type="float">
            <text:p>2614.5</text:p>
          </table:table-cell>
          <table:table-cell office:value-type="float" office:value="2315609" calcext:value-type="float">
            <text:p>23156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660.35" calcext:value-type="float">
            <text:p>1660.35</text:p>
          </table:table-cell>
          <table:table-cell office:value-type="float" office:value="5095643.5" calcext:value-type="float">
            <text:p>5095643.5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071.7" calcext:value-type="float">
            <text:p>3071.7</text:p>
          </table:table-cell>
          <table:table-cell office:value-type="float" office:value="4941657.5" calcext:value-type="float">
            <text:p>4941657.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644.55" calcext:value-type="float">
            <text:p>3644.55</text:p>
          </table:table-cell>
          <table:table-cell office:value-type="float" office:value="10525613" calcext:value-type="float">
            <text:p>10525613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6974" calcext:value-type="float">
            <text:p>6974</text:p>
          </table:table-cell>
          <table:table-cell office:value-type="float" office:value="10125593" calcext:value-type="float">
            <text:p>10125593</text:p>
          </table:table-cell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4666.75" calcext:value-type="float">
            <text:p>4666.75</text:p>
          </table:table-cell>
          <table:table-cell office:value-type="float" office:value="5029774.5" calcext:value-type="float">
            <text:p>5029774.5</text:p>
          </table:table-cell>
          <table:table-cell/>
          <table:table-cell table:number-columns-repeated="2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419.2" calcext:value-type="float">
            <text:p>4419.2</text:p>
          </table:table-cell>
          <table:table-cell office:value-type="float" office:value="4587549" calcext:value-type="float">
            <text:p>458754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efault Kerne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ype_in</text:p>
          </table:table-cell>
          <table:table-cell office:value-type="string" calcext:value-type="string">
            <text:p>dtype_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avg_cpu_tim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8.45" calcext:value-type="float">
            <text:p>218.45</text:p>
          </table:table-cell>
          <table:table-cell office:value-type="float" office:value="9228.5" calcext:value-type="float">
            <text:p>9228.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150.4" calcext:value-type="float">
            <text:p>150.4</text:p>
          </table:table-cell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8.4" calcext:value-type="float">
            <text:p>218.4</text:p>
          </table:table-cell>
          <table:table-cell office:value-type="float" office:value="18277.83" calcext:value-type="float">
            <text:p>18277.8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04.9" calcext:value-type="float">
            <text:p>204.9</text:p>
          </table:table-cell>
          <table:table-cell office:value-type="float" office:value="17861.83" calcext:value-type="float">
            <text:p>17861.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26.9" calcext:value-type="float">
            <text:p>226.9</text:p>
          </table:table-cell>
          <table:table-cell office:value-type="float" office:value="36354.67" calcext:value-type="float">
            <text:p>36354.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0.95" calcext:value-type="float">
            <text:p>220.95</text:p>
          </table:table-cell>
          <table:table-cell office:value-type="float" office:value="37009.33" calcext:value-type="float">
            <text:p>37009.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4.5" calcext:value-type="float">
            <text:p>214.5</text:p>
          </table:table-cell>
          <table:table-cell office:value-type="float" office:value="18173.67" calcext:value-type="float">
            <text:p>18173.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81.6" calcext:value-type="float">
            <text:p>281.6</text:p>
          </table:table-cell>
          <table:table-cell office:value-type="float" office:value="18417.33" calcext:value-type="float">
            <text:p>18417.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38.05" calcext:value-type="float">
            <text:p>238.05</text:p>
          </table:table-cell>
          <table:table-cell office:value-type="float" office:value="36206.5" calcext:value-type="float">
            <text:p>36206.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7.65" calcext:value-type="float">
            <text:p>247.65</text:p>
          </table:table-cell>
          <table:table-cell office:value-type="float" office:value="35766.67" calcext:value-type="float">
            <text:p>35766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60.55" calcext:value-type="float">
            <text:p>260.55</text:p>
          </table:table-cell>
          <table:table-cell office:value-type="float" office:value="76346.16" calcext:value-type="float">
            <text:p>76346.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0.65" calcext:value-type="float">
            <text:p>240.65</text:p>
          </table:table-cell>
          <table:table-cell office:value-type="float" office:value="73559.5" calcext:value-type="float">
            <text:p>73559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28.9" calcext:value-type="float">
            <text:p>228.9</text:p>
          </table:table-cell>
          <table:table-cell office:value-type="float" office:value="35810.83" calcext:value-type="float">
            <text:p>35810.8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9.65" calcext:value-type="float">
            <text:p>229.65</text:p>
          </table:table-cell>
          <table:table-cell office:value-type="float" office:value="35847.17" calcext:value-type="float">
            <text:p>35847.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56.8" calcext:value-type="float">
            <text:p>256.8</text:p>
          </table:table-cell>
          <table:table-cell office:value-type="float" office:value="73235.34" calcext:value-type="float">
            <text:p>73235.3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36.1" calcext:value-type="float">
            <text:p>236.1</text:p>
          </table:table-cell>
          <table:table-cell office:value-type="float" office:value="71440.34" calcext:value-type="float">
            <text:p>71440.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85.6" calcext:value-type="float">
            <text:p>385.6</text:p>
          </table:table-cell>
          <table:table-cell office:value-type="float" office:value="156251.67" calcext:value-type="float">
            <text:p>156251.6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07.1" calcext:value-type="float">
            <text:p>407.1</text:p>
          </table:table-cell>
          <table:table-cell office:value-type="float" office:value="146465.83" calcext:value-type="float">
            <text:p>146465.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6.35" calcext:value-type="float">
            <text:p>216.35</text:p>
          </table:table-cell>
          <table:table-cell office:value-type="float" office:value="18629.83" calcext:value-type="float">
            <text:p>18629.83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06" calcext:value-type="float">
            <text:p>206</text:p>
          </table:table-cell>
          <table:table-cell office:value-type="float" office:value="17946.83" calcext:value-type="float">
            <text:p>17946.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5.05" calcext:value-type="float">
            <text:p>215.05</text:p>
          </table:table-cell>
          <table:table-cell office:value-type="float" office:value="36658.17" calcext:value-type="float">
            <text:p>36658.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7.2" calcext:value-type="float">
            <text:p>227.2</text:p>
          </table:table-cell>
          <table:table-cell office:value-type="float" office:value="35843.5" calcext:value-type="float">
            <text:p>35843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8.05" calcext:value-type="float">
            <text:p>218.05</text:p>
          </table:table-cell>
          <table:table-cell office:value-type="float" office:value="73684.16" calcext:value-type="float">
            <text:p>73684.1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9.05" calcext:value-type="float">
            <text:p>229.05</text:p>
          </table:table-cell>
          <table:table-cell office:value-type="float" office:value="72141.84" calcext:value-type="float">
            <text:p>72141.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4.15" calcext:value-type="float">
            <text:p>214.15</text:p>
          </table:table-cell>
          <table:table-cell office:value-type="float" office:value="35905.17" calcext:value-type="float">
            <text:p>35905.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16.15" calcext:value-type="float">
            <text:p>216.15</text:p>
          </table:table-cell>
          <table:table-cell office:value-type="float" office:value="35935.5" calcext:value-type="float">
            <text:p>35935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47.2" calcext:value-type="float">
            <text:p>247.2</text:p>
          </table:table-cell>
          <table:table-cell office:value-type="float" office:value="73120.66" calcext:value-type="float">
            <text:p>73120.6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30.4" calcext:value-type="float">
            <text:p>230.4</text:p>
          </table:table-cell>
          <table:table-cell office:value-type="float" office:value="71967.34" calcext:value-type="float">
            <text:p>71967.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38.3" calcext:value-type="float">
            <text:p>238.3</text:p>
          </table:table-cell>
          <table:table-cell office:value-type="float" office:value="148621.33" calcext:value-type="float">
            <text:p>148621.3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4.9" calcext:value-type="float">
            <text:p>244.9</text:p>
          </table:table-cell>
          <table:table-cell office:value-type="float" office:value="148466.83" calcext:value-type="float">
            <text:p>148466.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29.95" calcext:value-type="float">
            <text:p>229.95</text:p>
          </table:table-cell>
          <table:table-cell office:value-type="float" office:value="72675.34" calcext:value-type="float">
            <text:p>72675.3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3.25" calcext:value-type="float">
            <text:p>243.25</text:p>
          </table:table-cell>
          <table:table-cell office:value-type="float" office:value="71523" calcext:value-type="float">
            <text:p>71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51.1" calcext:value-type="float">
            <text:p>251.1</text:p>
          </table:table-cell>
          <table:table-cell office:value-type="float" office:value="145725.5" calcext:value-type="float">
            <text:p>145725.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59.2" calcext:value-type="float">
            <text:p>259.2</text:p>
          </table:table-cell>
          <table:table-cell office:value-type="float" office:value="142836.5" calcext:value-type="float">
            <text:p>142836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424.3" calcext:value-type="float">
            <text:p>424.3</text:p>
          </table:table-cell>
          <table:table-cell office:value-type="float" office:value="312748.66" calcext:value-type="float">
            <text:p>312748.6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32.9" calcext:value-type="float">
            <text:p>432.9</text:p>
          </table:table-cell>
          <table:table-cell office:value-type="float" office:value="291865.5" calcext:value-type="float">
            <text:p>291865.5</text:p>
          </table:table-cell>
        </table:table-row>
        <table:table-row table:style-name="ro1">
          <table:table-cell table:number-columns-repeated="3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96.55" calcext:value-type="float">
            <text:p>196.55</text:p>
          </table:table-cell>
          <table:table-cell office:value-type="float" office:value="36441.5" calcext:value-type="float">
            <text:p>36441.5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3" calcext:value-type="float">
            <text:p>223</text:p>
          </table:table-cell>
          <table:table-cell office:value-type="float" office:value="35769" calcext:value-type="float">
            <text:p>3576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18.7" calcext:value-type="float">
            <text:p>218.7</text:p>
          </table:table-cell>
          <table:table-cell office:value-type="float" office:value="73122.66" calcext:value-type="float">
            <text:p>73122.6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4.4" calcext:value-type="float">
            <text:p>224.4</text:p>
          </table:table-cell>
          <table:table-cell office:value-type="float" office:value="71417.16" calcext:value-type="float">
            <text:p>71417.1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73.45" calcext:value-type="float">
            <text:p>273.45</text:p>
          </table:table-cell>
          <table:table-cell office:value-type="float" office:value="146432.83" calcext:value-type="float">
            <text:p>146432.83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8.9" calcext:value-type="float">
            <text:p>248.9</text:p>
          </table:table-cell>
          <table:table-cell office:value-type="float" office:value="143003.33" calcext:value-type="float">
            <text:p>143003.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44.05" calcext:value-type="float">
            <text:p>244.05</text:p>
          </table:table-cell>
          <table:table-cell office:value-type="float" office:value="72924.84" calcext:value-type="float">
            <text:p>72924.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2.75" calcext:value-type="float">
            <text:p>242.75</text:p>
          </table:table-cell>
          <table:table-cell office:value-type="float" office:value="71301" calcext:value-type="float">
            <text:p>713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44.45" calcext:value-type="float">
            <text:p>244.45</text:p>
          </table:table-cell>
          <table:table-cell office:value-type="float" office:value="146273.33" calcext:value-type="float">
            <text:p>146273.33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36.2" calcext:value-type="float">
            <text:p>236.2</text:p>
          </table:table-cell>
          <table:table-cell office:value-type="float" office:value="142918.5" calcext:value-type="float">
            <text:p>142918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53.55" calcext:value-type="float">
            <text:p>253.55</text:p>
          </table:table-cell>
          <table:table-cell office:value-type="float" office:value="303484.84" calcext:value-type="float">
            <text:p>303484.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66.35" calcext:value-type="float">
            <text:p>266.35</text:p>
          </table:table-cell>
          <table:table-cell office:value-type="float" office:value="294992.5" calcext:value-type="float">
            <text:p>294992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47.1" calcext:value-type="float">
            <text:p>247.1</text:p>
          </table:table-cell>
          <table:table-cell office:value-type="float" office:value="144433.5" calcext:value-type="float">
            <text:p>144433.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28.05" calcext:value-type="float">
            <text:p>228.05</text:p>
          </table:table-cell>
          <table:table-cell office:value-type="float" office:value="143846.5" calcext:value-type="float">
            <text:p>143846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51.15" calcext:value-type="float">
            <text:p>251.15</text:p>
          </table:table-cell>
          <table:table-cell office:value-type="float" office:value="292065.16" calcext:value-type="float">
            <text:p>292065.1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81.5" calcext:value-type="float">
            <text:p>281.5</text:p>
          </table:table-cell>
          <table:table-cell office:value-type="float" office:value="284904.5" calcext:value-type="float">
            <text:p>284904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420.95" calcext:value-type="float">
            <text:p>420.95</text:p>
          </table:table-cell>
          <table:table-cell office:value-type="float" office:value="623092.31" calcext:value-type="float">
            <text:p>623092.3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31.2" calcext:value-type="float">
            <text:p>431.2</text:p>
          </table:table-cell>
          <table:table-cell office:value-type="float" office:value="581945.69" calcext:value-type="float">
            <text:p>581945.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29.45" calcext:value-type="float">
            <text:p>229.45</text:p>
          </table:table-cell>
          <table:table-cell office:value-type="float" office:value="72304.5" calcext:value-type="float">
            <text:p>72304.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5.1" calcext:value-type="float">
            <text:p>245.1</text:p>
          </table:table-cell>
          <table:table-cell office:value-type="float" office:value="72258.34" calcext:value-type="float">
            <text:p>72258.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30" calcext:value-type="float">
            <text:p>230</text:p>
          </table:table-cell>
          <table:table-cell office:value-type="float" office:value="146015" calcext:value-type="float">
            <text:p>1460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52.7" calcext:value-type="float">
            <text:p>252.7</text:p>
          </table:table-cell>
          <table:table-cell office:value-type="float" office:value="142643.67" calcext:value-type="float">
            <text:p>142643.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65.4" calcext:value-type="float">
            <text:p>265.4</text:p>
          </table:table-cell>
          <table:table-cell office:value-type="float" office:value="290166.34" calcext:value-type="float">
            <text:p>290166.3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84.95" calcext:value-type="float">
            <text:p>284.95</text:p>
          </table:table-cell>
          <table:table-cell office:value-type="float" office:value="286700" calcext:value-type="float">
            <text:p>28670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29.6" calcext:value-type="float">
            <text:p>229.6</text:p>
          </table:table-cell>
          <table:table-cell office:value-type="float" office:value="143724.83" calcext:value-type="float">
            <text:p>143724.83</text:p>
          </table:table-cell>
          <table:table-cell/>
          <table:table-cell table:number-columns-repeated="2"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42.25" calcext:value-type="float">
            <text:p>242.25</text:p>
          </table:table-cell>
          <table:table-cell office:value-type="float" office:value="142780.17" calcext:value-type="float">
            <text:p>142780.17</text:p>
          </table:table-cell>
        </table:table-row>
        <table:table-row table:style-name="ro1">
          <table:table-cell table:number-columns-repeated="3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60.9" calcext:value-type="float">
            <text:p>260.9</text:p>
          </table:table-cell>
          <table:table-cell office:value-type="float" office:value="288297.34" calcext:value-type="float">
            <text:p>288297.34</text:p>
          </table:table-cell>
          <table:table-cell/>
          <table:table-cell table:number-columns-repeated="3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90.5" calcext:value-type="float">
            <text:p>290.5</text:p>
          </table:table-cell>
          <table:table-cell office:value-type="float" office:value="284356.5" calcext:value-type="float">
            <text:p>284356.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26.7" calcext:value-type="float">
            <text:p>326.7</text:p>
          </table:table-cell>
          <table:table-cell office:value-type="float" office:value="591748.81" calcext:value-type="float">
            <text:p>591748.81</text:p>
          </table:table-cell>
          <table:table-cell/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44.75" calcext:value-type="float">
            <text:p>344.75</text:p>
          </table:table-cell>
          <table:table-cell office:value-type="float" office:value="586031.31" calcext:value-type="float">
            <text:p>586031.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80.65" calcext:value-type="float">
            <text:p>280.65</text:p>
          </table:table-cell>
          <table:table-cell office:value-type="float" office:value="286589.16" calcext:value-type="float">
            <text:p>286589.1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84.25" calcext:value-type="float">
            <text:p>284.25</text:p>
          </table:table-cell>
          <table:table-cell office:value-type="float" office:value="283777.5" calcext:value-type="float">
            <text:p>283777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04.9" calcext:value-type="float">
            <text:p>304.9</text:p>
          </table:table-cell>
          <table:table-cell office:value-type="float" office:value="582719.19" calcext:value-type="float">
            <text:p>582719.1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08.45" calcext:value-type="float">
            <text:p>308.45</text:p>
          </table:table-cell>
          <table:table-cell office:value-type="float" office:value="568976.81" calcext:value-type="float">
            <text:p>568976.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609.9" calcext:value-type="float">
            <text:p>609.9</text:p>
          </table:table-cell>
          <table:table-cell office:value-type="float" office:value="1244837.12" calcext:value-type="float">
            <text:p>1244837.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605.5" calcext:value-type="float">
            <text:p>605.5</text:p>
          </table:table-cell>
          <table:table-cell office:value-type="float" office:value="1165732.62" calcext:value-type="float">
            <text:p>1165732.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72.45" calcext:value-type="float">
            <text:p>272.45</text:p>
          </table:table-cell>
          <table:table-cell office:value-type="float" office:value="143775.5" calcext:value-type="float">
            <text:p>143775.5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54.95" calcext:value-type="float">
            <text:p>254.95</text:p>
          </table:table-cell>
          <table:table-cell office:value-type="float" office:value="142547" calcext:value-type="float">
            <text:p>1425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60.6" calcext:value-type="float">
            <text:p>260.6</text:p>
          </table:table-cell>
          <table:table-cell office:value-type="float" office:value="287937" calcext:value-type="float">
            <text:p>28793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88.2" calcext:value-type="float">
            <text:p>288.2</text:p>
          </table:table-cell>
          <table:table-cell office:value-type="float" office:value="282823.66" calcext:value-type="float">
            <text:p>282823.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39.9" calcext:value-type="float">
            <text:p>339.9</text:p>
          </table:table-cell>
          <table:table-cell office:value-type="float" office:value="579686.5" calcext:value-type="float">
            <text:p>579686.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73.75" calcext:value-type="float">
            <text:p>373.75</text:p>
          </table:table-cell>
          <table:table-cell office:value-type="float" office:value="569888.5" calcext:value-type="float">
            <text:p>569888.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46.7" calcext:value-type="float">
            <text:p>246.7</text:p>
          </table:table-cell>
          <table:table-cell office:value-type="float" office:value="286393.84" calcext:value-type="float">
            <text:p>286393.8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273.85" calcext:value-type="float">
            <text:p>273.85</text:p>
          </table:table-cell>
          <table:table-cell office:value-type="float" office:value="285280.34" calcext:value-type="float">
            <text:p>285280.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14.7" calcext:value-type="float">
            <text:p>314.7</text:p>
          </table:table-cell>
          <table:table-cell office:value-type="float" office:value="573723" calcext:value-type="float">
            <text:p>573723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42.2" calcext:value-type="float">
            <text:p>342.2</text:p>
          </table:table-cell>
          <table:table-cell office:value-type="float" office:value="566020" calcext:value-type="float">
            <text:p>5660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450.45" calcext:value-type="float">
            <text:p>450.45</text:p>
          </table:table-cell>
          <table:table-cell office:value-type="float" office:value="1199733" calcext:value-type="float">
            <text:p>119973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61.7" calcext:value-type="float">
            <text:p>461.7</text:p>
          </table:table-cell>
          <table:table-cell office:value-type="float" office:value="1173338.88" calcext:value-type="float">
            <text:p>1173338.8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298.75" calcext:value-type="float">
            <text:p>298.75</text:p>
          </table:table-cell>
          <table:table-cell office:value-type="float" office:value="569661.31" calcext:value-type="float">
            <text:p>569661.31</text:p>
          </table:table-cell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336.75" calcext:value-type="float">
            <text:p>336.75</text:p>
          </table:table-cell>
          <table:table-cell office:value-type="float" office:value="565556.69" calcext:value-type="float">
            <text:p>565556.6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394.1" calcext:value-type="float">
            <text:p>394.1</text:p>
          </table:table-cell>
          <table:table-cell office:value-type="float" office:value="1160940.62" calcext:value-type="float">
            <text:p>1160940.62</text:p>
          </table:table-cell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451.1" calcext:value-type="float">
            <text:p>451.1</text:p>
          </table:table-cell>
          <table:table-cell office:value-type="float" office:value="1132111.5" calcext:value-type="float">
            <text:p>1132111.5</text:p>
          </table:table-cell>
        </table:table-row>
        <table:table-row table:style-name="ro1">
          <table:table-cell table:number-columns-repeated="3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string" calcext:value-type="string">
            <text:p>i8</text:p>
          </table:table-cell>
          <table:table-cell office:value-type="float" office:value="1055.5" calcext:value-type="float">
            <text:p>1055.5</text:p>
          </table:table-cell>
          <table:table-cell office:value-type="float" office:value="2482997.5" calcext:value-type="float">
            <text:p>2482997.5</text:p>
          </table:table-cell>
          <table:table-cell/>
          <table:table-cell table:number-columns-repeated="3" office:value-type="float" office:value="1024" calcext:value-type="float">
            <text:p>102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953.85" calcext:value-type="float">
            <text:p>953.85</text:p>
          </table:table-cell>
          <table:table-cell office:value-type="float" office:value="2322232.25" calcext:value-type="float">
            <text:p>2322232.2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vg_cpu_time</text:p>
          </table:table-cell>
          <table:table-cell office:value-type="string" calcext:value-type="string">
            <text:p>Avg CPU Time (us)</text:p>
          </table:table-cell>
          <table:table-cell office:value-type="string" calcext:value-type="string">
            <text:p>Avg NPU Run with Default Kernel (us)</text:p>
          </table:table-cell>
          <table:table-cell office:value-type="string" calcext:value-type="string">
            <text:p>Avg NPU Run with Optimized Kernel (us)</text:p>
          </table:table-cell>
          <table:table-cell office:value-type="string" calcext:value-type="string">
            <text:p>Difference (us)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vg_cpu_time</text:p>
          </table:table-cell>
          <table:table-cell office:value-type="string" calcext:value-type="string">
            <text:p>Avg CPU Time (us)</text:p>
          </table:table-cell>
          <table:table-cell office:value-type="string" calcext:value-type="string">
            <text:p>Avg NPU Run with Default Kernel (us)</text:p>
          </table:table-cell>
          <table:table-cell office:value-type="string" calcext:value-type="string">
            <text:p>Avg NPU Run with Optimized Kernel (us)</text:p>
          </table:table-cell>
          <table:table-cell office:value-type="string" calcext:value-type="string">
            <text:p>Difference (us)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14488" calcext:value-type="float">
            <text:p>314488</text:p>
          </table:table-cell>
          <table:table-cell office:value-type="float" office:value="623092.31" calcext:value-type="float">
            <text:p>623092.31</text:p>
          </table:table-cell>
          <table:table-cell table:formula="of:=AVERAGE([.D85:.E85])" office:value-type="float" office:value="468790.155" calcext:value-type="float">
            <text:p>468790.155</text:p>
          </table:table-cell>
          <table:table-cell office:value-type="float" office:value="420.95" calcext:value-type="float">
            <text:p>420.95</text:p>
          </table:table-cell>
          <table:table-cell office:value-type="float" office:value="425.9" calcext:value-type="float">
            <text:p>425.9</text:p>
          </table:table-cell>
          <table:table-cell table:formula="of:=[.G85]-[.H85]" office:value-type="float" office:value="-4.94999999999999" calcext:value-type="float">
            <text:p>-4.9499999999999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92785.84" calcext:value-type="float">
            <text:p>292785.84</text:p>
          </table:table-cell>
          <table:table-cell office:value-type="float" office:value="581945.69" calcext:value-type="float">
            <text:p>581945.69</text:p>
          </table:table-cell>
          <table:table-cell table:formula="of:=AVERAGE([.O85:.P85])" office:value-type="float" office:value="437365.765" calcext:value-type="float">
            <text:p>437365.765</text:p>
          </table:table-cell>
          <table:table-cell office:value-type="float" office:value="431.2" calcext:value-type="float">
            <text:p>431.2</text:p>
          </table:table-cell>
          <table:table-cell office:value-type="float" office:value="425.45" calcext:value-type="float">
            <text:p>425.45</text:p>
          </table:table-cell>
          <table:table-cell table:formula="of:=[.R85]-[.S85]"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621368.19" calcext:value-type="float">
            <text:p>621368.19</text:p>
          </table:table-cell>
          <table:table-cell office:value-type="float" office:value="1244837.12" calcext:value-type="float">
            <text:p>1244837.12</text:p>
          </table:table-cell>
          <table:table-cell table:formula="of:=AVERAGE([.D86:.E86])" office:value-type="float" office:value="933102.655" calcext:value-type="float">
            <text:p>933102.655</text:p>
          </table:table-cell>
          <table:table-cell office:value-type="float" office:value="609.9" calcext:value-type="float">
            <text:p>609.9</text:p>
          </table:table-cell>
          <table:table-cell office:value-type="float" office:value="528.55" calcext:value-type="float">
            <text:p>528.55</text:p>
          </table:table-cell>
          <table:table-cell table:formula="of:=[.G86]-[.H86]" office:value-type="float" office:value="81.35" calcext:value-type="float">
            <text:p>81.3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73286" calcext:value-type="float">
            <text:p>573286</text:p>
          </table:table-cell>
          <table:table-cell office:value-type="float" office:value="1165732.62" calcext:value-type="float">
            <text:p>1165732.62</text:p>
          </table:table-cell>
          <table:table-cell table:formula="of:=AVERAGE([.O86:.P86])" office:value-type="float" office:value="869509.31" calcext:value-type="float">
            <text:p>869509.31</text:p>
          </table:table-cell>
          <table:table-cell office:value-type="float" office:value="605.5" calcext:value-type="float">
            <text:p>605.5</text:p>
          </table:table-cell>
          <table:table-cell office:value-type="float" office:value="571.4" calcext:value-type="float">
            <text:p>571.4</text:p>
          </table:table-cell>
          <table:table-cell table:formula="of:=[.R86]-[.S86]" office:value-type="float" office:value="34.1" calcext:value-type="float">
            <text:p>34.1</text:p>
          </table:table-cell>
          <table:table-cell/>
        </table:table-row>
        <table:table-row table:style-name="ro1">
          <table:table-cell table:number-columns-repeated="3" office:value-type="float" office:value="1024" calcext:value-type="float">
            <text:p>1024</text:p>
          </table:table-cell>
          <table:table-cell office:value-type="float" office:value="1245262.62" calcext:value-type="float">
            <text:p>1245262.62</text:p>
          </table:table-cell>
          <table:table-cell office:value-type="float" office:value="2482997.5" calcext:value-type="float">
            <text:p>2482997.5</text:p>
          </table:table-cell>
          <table:table-cell table:formula="of:=AVERAGE([.D87:.E87])" office:value-type="float" office:value="1864130.06" calcext:value-type="float">
            <text:p>1864130.06</text:p>
          </table:table-cell>
          <table:table-cell office:value-type="float" office:value="1055.5" calcext:value-type="float">
            <text:p>1055.5</text:p>
          </table:table-cell>
          <table:table-cell office:value-type="float" office:value="959.6" calcext:value-type="float">
            <text:p>959.6</text:p>
          </table:table-cell>
          <table:table-cell table:formula="of:=[.G87]-[.H87]" office:value-type="float" office:value="95.9" calcext:value-type="float">
            <text:p>95.9</text:p>
          </table:table-cell>
          <table:table-cell table:number-columns-repeated="2"/>
          <table:table-cell table:number-columns-repeated="3" office:value-type="float" office:value="1024" calcext:value-type="float">
            <text:p>1024</text:p>
          </table:table-cell>
          <table:table-cell office:value-type="float" office:value="1151904.12" calcext:value-type="float">
            <text:p>1151904.12</text:p>
          </table:table-cell>
          <table:table-cell office:value-type="float" office:value="2322232.25" calcext:value-type="float">
            <text:p>2322232.25</text:p>
          </table:table-cell>
          <table:table-cell table:formula="of:=AVERAGE([.O87:.P87])" office:value-type="float" office:value="1737068.185" calcext:value-type="float">
            <text:p>1737068.185</text:p>
          </table:table-cell>
          <table:table-cell office:value-type="float" office:value="953.85" calcext:value-type="float">
            <text:p>953.85</text:p>
          </table:table-cell>
          <table:table-cell office:value-type="float" office:value="1084.15" calcext:value-type="float">
            <text:p>1084.15</text:p>
          </table:table-cell>
          <table:table-cell table:formula="of:=[.R87]-[.S87]" office:value-type="float" office:value="-130.3" calcext:value-type="float">
            <text:p>-130.3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pplication Workload</text:p>
          </table:table-cell>
          <table:table-cell office:value-type="string" calcext:value-type="string">
            <text:p>Avg Run with Default Kernel</text:p>
          </table:table-cell>
          <table:table-cell office:value-type="string" calcext:value-type="string">
            <text:p>Avg Run Optimized Kernel</text:p>
          </table:table-cell>
          <table:table-cell office:value-type="string" calcext:value-type="string">
            <text:p>Speedup with Optimized Kernel</text:p>
          </table:table-cell>
          <table:table-cell table:number-columns-repeated="7"/>
          <table:table-cell office:value-type="string" calcext:value-type="string">
            <text:p>Application Workload</text:p>
          </table:table-cell>
          <table:table-cell office:value-type="string" calcext:value-type="string">
            <text:p>Avg Run with Default Kernel</text:p>
          </table:table-cell>
          <table:table-cell office:value-type="string" calcext:value-type="string">
            <text:p>Avg Run Optimized Kernel</text:p>
          </table:table-cell>
          <table:table-cell office:value-type="string" calcext:value-type="string">
            <text:p>Speedup with Optimized Kern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x1024x1024</text:p>
          </table:table-cell>
          <table:table-cell office:value-type="float" office:value="420.95" calcext:value-type="float">
            <text:p>420.95</text:p>
          </table:table-cell>
          <table:table-cell office:value-type="float" office:value="425.9" calcext:value-type="float">
            <text:p>425.9</text:p>
          </table:table-cell>
          <table:table-cell table:formula="of:=[.B90]-[.C90]" office:value-type="float" office:value="-4.94999999999999" calcext:value-type="float">
            <text:p>-4.94999999999999</text:p>
          </table:table-cell>
          <table:table-cell table:number-columns-repeated="7"/>
          <table:table-cell office:value-type="string" calcext:value-type="string">
            <text:p>256x1024x1024</text:p>
          </table:table-cell>
          <table:table-cell office:value-type="float" office:value="431.2" calcext:value-type="float">
            <text:p>431.2</text:p>
          </table:table-cell>
          <table:table-cell office:value-type="float" office:value="425.45" calcext:value-type="float">
            <text:p>425.45</text:p>
          </table:table-cell>
          <table:table-cell table:formula="of:=[.M90]-[.N90]"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2x1024x1024</text:p>
          </table:table-cell>
          <table:table-cell office:value-type="float" office:value="609.9" calcext:value-type="float">
            <text:p>609.9</text:p>
          </table:table-cell>
          <table:table-cell office:value-type="float" office:value="528.55" calcext:value-type="float">
            <text:p>528.55</text:p>
          </table:table-cell>
          <table:table-cell table:formula="of:=[.B91]-[.C91]" office:value-type="float" office:value="81.35" calcext:value-type="float">
            <text:p>81.35</text:p>
          </table:table-cell>
          <table:table-cell table:number-columns-repeated="7"/>
          <table:table-cell office:value-type="string" calcext:value-type="string">
            <text:p>512x1024x1024</text:p>
          </table:table-cell>
          <table:table-cell office:value-type="float" office:value="605.5" calcext:value-type="float">
            <text:p>605.5</text:p>
          </table:table-cell>
          <table:table-cell office:value-type="float" office:value="571.4" calcext:value-type="float">
            <text:p>571.4</text:p>
          </table:table-cell>
          <table:table-cell table:formula="of:=[.M91]-[.N91]" office:value-type="float" office:value="34.1" calcext:value-type="float">
            <text:p>3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x1024x1024</text:p>
          </table:table-cell>
          <table:table-cell office:value-type="float" office:value="1055.5" calcext:value-type="float">
            <text:p>1055.5</text:p>
          </table:table-cell>
          <table:table-cell office:value-type="float" office:value="959.6" calcext:value-type="float">
            <text:p>959.6</text:p>
          </table:table-cell>
          <table:table-cell table:formula="of:=[.B92]-[.C92]" office:value-type="float" office:value="95.9" calcext:value-type="float">
            <text:p>95.9</text:p>
          </table:table-cell>
          <table:table-cell table:number-columns-repeated="7"/>
          <table:table-cell office:value-type="string" calcext:value-type="string">
            <text:p>1024x1024x1024</text:p>
          </table:table-cell>
          <table:table-cell office:value-type="float" office:value="953.85" calcext:value-type="float">
            <text:p>953.85</text:p>
          </table:table-cell>
          <table:table-cell office:value-type="float" office:value="1084.15" calcext:value-type="float">
            <text:p>1084.15</text:p>
          </table:table-cell>
          <table:table-cell table:formula="of:=[.M92]-[.N92]" office:value-type="float" office:value="-130.3" calcext:value-type="float">
            <text:p>-130.3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pplication Workload</text:p>
          </table:table-cell>
          <table:table-cell office:value-type="string" calcext:value-type="string">
            <text:p>Avg Run with Default Kernel</text:p>
          </table:table-cell>
          <table:table-cell office:value-type="string" calcext:value-type="string">
            <text:p>Avg Run Optimized Kernel</text:p>
          </table:table-cell>
          <table:table-cell office:value-type="string" calcext:value-type="string">
            <text:p>Avg CPU Time (us)</text:p>
          </table:table-cell>
          <table:table-cell table:number-columns-repeated="7"/>
          <table:table-cell office:value-type="string" calcext:value-type="string">
            <text:p>Application Workload</text:p>
          </table:table-cell>
          <table:table-cell office:value-type="string" calcext:value-type="string">
            <text:p>Avg Run with Default Kernel</text:p>
          </table:table-cell>
          <table:table-cell office:value-type="string" calcext:value-type="string">
            <text:p>Avg Run Optimized Kernel</text:p>
          </table:table-cell>
          <table:table-cell office:value-type="string" calcext:value-type="string">
            <text:p>Avg CPU Time (u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x1024x1024</text:p>
          </table:table-cell>
          <table:table-cell office:value-type="float" office:value="420.95" calcext:value-type="float">
            <text:p>420.95</text:p>
          </table:table-cell>
          <table:table-cell office:value-type="float" office:value="425.9" calcext:value-type="float">
            <text:p>425.9</text:p>
          </table:table-cell>
          <table:table-cell office:value-type="float" office:value="468790.155" calcext:value-type="float">
            <text:p>468790.155</text:p>
          </table:table-cell>
          <table:table-cell table:number-columns-repeated="7"/>
          <table:table-cell office:value-type="string" calcext:value-type="string">
            <text:p>256x1024x1024</text:p>
          </table:table-cell>
          <table:table-cell office:value-type="float" office:value="431.2" calcext:value-type="float">
            <text:p>431.2</text:p>
          </table:table-cell>
          <table:table-cell office:value-type="float" office:value="425.45" calcext:value-type="float">
            <text:p>425.45</text:p>
          </table:table-cell>
          <table:table-cell office:value-type="float" office:value="437365.765" calcext:value-type="float">
            <text:p>437365.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2x1024x1024</text:p>
          </table:table-cell>
          <table:table-cell office:value-type="float" office:value="609.9" calcext:value-type="float">
            <text:p>609.9</text:p>
          </table:table-cell>
          <table:table-cell office:value-type="float" office:value="528.55" calcext:value-type="float">
            <text:p>528.55</text:p>
          </table:table-cell>
          <table:table-cell office:value-type="float" office:value="933102.655" calcext:value-type="float">
            <text:p>933102.655</text:p>
          </table:table-cell>
          <table:table-cell table:number-columns-repeated="7"/>
          <table:table-cell office:value-type="string" calcext:value-type="string">
            <text:p>512x1024x1024</text:p>
          </table:table-cell>
          <table:table-cell office:value-type="float" office:value="605.5" calcext:value-type="float">
            <text:p>605.5</text:p>
          </table:table-cell>
          <table:table-cell office:value-type="float" office:value="571.4" calcext:value-type="float">
            <text:p>571.4</text:p>
          </table:table-cell>
          <table:table-cell office:value-type="float" office:value="869509.31" calcext:value-type="float">
            <text:p>869509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x1024x1024</text:p>
          </table:table-cell>
          <table:table-cell office:value-type="float" office:value="1055.5" calcext:value-type="float">
            <text:p>1055.5</text:p>
          </table:table-cell>
          <table:table-cell office:value-type="float" office:value="959.6" calcext:value-type="float">
            <text:p>959.6</text:p>
          </table:table-cell>
          <table:table-cell office:value-type="float" office:value="1864130.06" calcext:value-type="float">
            <text:p>1864130.06</text:p>
          </table:table-cell>
          <table:table-cell table:number-columns-repeated="7"/>
          <table:table-cell office:value-type="string" calcext:value-type="string">
            <text:p>1024x1024x1024</text:p>
          </table:table-cell>
          <table:table-cell office:value-type="float" office:value="953.85" calcext:value-type="float">
            <text:p>953.85</text:p>
          </table:table-cell>
          <table:table-cell office:value-type="float" office:value="1084.15" calcext:value-type="float">
            <text:p>1084.15</text:p>
          </table:table-cell>
          <table:table-cell office:value-type="float" office:value="1737068.185" calcext:value-type="float">
            <text:p>1737068.18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22:27:46.6161284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10:59.708637388</meta:creation-date>
    <dc:date>2025-01-27T23:03:47.225802402</dc:date>
    <meta:editing-duration>PT1H6M2S</meta:editing-duration>
    <meta:editing-cycles>13</meta:editing-cycles>
    <meta:generator>LibreOffice/24.8.3.2$Linux_X86_64 LibreOffice_project/e14c9fdd1f585efcbb2c5363087a99d20928d522</meta:generator>
    <meta:document-statistic meta:table-count="2" meta:cell-count="3062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8.788cm" svg:height="10.568cm" xlink:href=".." xlink:type="simple" chart:class="chart:bar" chart:style-name="ch1">
        <chart:title svg:x="3.61cm" svg:y="0.347cm" chart:style-name="ch2">
          <text:p>Application Execution Time Between NPU Configurations</text:p>
        </chart:title>
        <chart:subtitle svg:x="6.323cm" svg:y="1.337cm" chart:style-name="ch2">
          <text:p><text:span text:style-name="T1">Input/Output Data Type: bf16/bf16</text:span></text:p>
        </chart:subtitle>
        <chart:legend chart:legend-position="end" svg:x="12.626cm" svg:y="4.487cm" style:legend-expansion="high" chart:style-name="ch3"/>
        <chart:plot-area chart:style-name="ch4" table:cell-range-address="bf16.A88:bf16.D91" chart:data-source-has-labels="both" svg:x="1.386cm" svg:y="2.231cm" svg:width="10.865cm" svg:height="7.145cm">
          <chart:coordinate-region svg:x="2.402cm" svg:y="2.43cm" svg:width="9.849cm" svg:height="6.747cm"/>
          <chart:axis chart:dimension="x" chart:name="primary-x" chart:style-name="ch5" chartooo:axis-type="auto">
            <chartooo:date-scale/>
            <chart:title svg:x="5.27cm" svg:y="9.587cm" chart:style-name="ch2">
              <text:p><text:span text:style-name="T2">Application Workload</text:span></text:p>
            </chart:title>
            <chart:categories table:cell-range-address="bf16.A89:bf16.A91"/>
          </chart:axis>
          <chart:axis chart:dimension="y" chart:name="primary-y" chart:style-name="ch6">
            <chart:title svg:x="0.451cm" svg:y="7.272cm" chart:style-name="ch7">
              <text:p><text:span text:style-name="T2">Execution Time (us)</text:span></text:p>
            </chart:title>
            <chart:grid chart:style-name="ch8" chart:class="major"/>
          </chart:axis>
          <chart:series chart:style-name="ch9" chart:values-cell-range-address="bf16.B89:bf16.B91" chart:label-cell-address="bf16.B88:bf16.B88" chart:class="chart:bar">
            <chart:data-point chart:repeated="3"/>
          </chart:series>
          <chart:series chart:style-name="ch10" chart:values-cell-range-address="bf16.C89:bf16.C91" chart:label-cell-address="bf16.C88:bf16.C88" chart:class="chart:bar">
            <chart:data-point chart:repeated="3"/>
          </chart:series>
          <chart:series chart:style-name="ch11" chart:values-cell-range-address="bf16.D89:bf16.D91" chart:label-cell-address="bf16.D88:bf16.D8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 with Default Kernel</text:p>
                <draw:g>
                  <svg:desc>bf16.B88:bf16.B88</svg:desc>
                </draw:g>
              </table:table-cell>
              <table:table-cell office:value-type="string">
                <text:p>Avg Run Optimized Kernel</text:p>
                <draw:g>
                  <svg:desc>bf16.C88:bf16.C88</svg:desc>
                </draw:g>
              </table:table-cell>
              <table:table-cell office:value-type="string">
                <text:p>Speedup with Optimized Kernel</text:p>
                <draw:g>
                  <svg:desc>bf16.D88:bf16.D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x1024x1024</text:p>
                <draw:g>
                  <svg:desc>bf16.A89:bf16.A91</svg:desc>
                </draw:g>
              </table:table-cell>
              <table:table-cell office:value-type="float" office:value="399.45">
                <text:p>399.45</text:p>
                <draw:g>
                  <svg:desc>bf16.B89:bf16.B91</svg:desc>
                </draw:g>
              </table:table-cell>
              <table:table-cell office:value-type="float" office:value="543.5">
                <text:p>543.5</text:p>
                <draw:g>
                  <svg:desc>bf16.C89:bf16.C91</svg:desc>
                </draw:g>
              </table:table-cell>
              <table:table-cell office:value-type="float" office:value="-144.05">
                <text:p>-144.05</text:p>
                <draw:g>
                  <svg:desc>bf16.D89:bf16.D91</svg:desc>
                </draw:g>
              </table:table-cell>
            </table:table-row>
            <table:table-row>
              <table:table-cell office:value-type="string">
                <text:p>512x1024x1024</text:p>
              </table:table-cell>
              <table:table-cell office:value-type="float" office:value="951.15">
                <text:p>951.15</text:p>
              </table:table-cell>
              <table:table-cell office:value-type="float" office:value="1136.1">
                <text:p>1136.1</text:p>
              </table:table-cell>
              <table:table-cell office:value-type="float" office:value="-184.95">
                <text:p>-184.95</text:p>
              </table:table-cell>
            </table:table-row>
            <table:table-row>
              <table:table-cell office:value-type="string">
                <text:p>1024x1024x1024</text:p>
              </table:table-cell>
              <table:table-cell office:value-type="float" office:value="918.45">
                <text:p>918.45</text:p>
              </table:table-cell>
              <table:table-cell office:value-type="float" office:value="1259.7">
                <text:p>1259.7</text:p>
              </table:table-cell>
              <table:table-cell office:value-type="float" office:value="-341.25">
                <text:p>-34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8.981cm" svg:height="10.677cm" xlink:href=".." xlink:type="simple" chart:class="chart:bar" chart:style-name="ch1">
        <chart:title svg:x="3.706cm" svg:y="0.349cm" chart:style-name="ch2">
          <text:p>Application Execution Time Between NPU Configurations</text:p>
        </chart:title>
        <chart:subtitle svg:x="6.883cm" svg:y="1.341cm" chart:style-name="ch2">
          <text:p><text:span text:style-name="T1">Input/Output Data Type: i8/i8</text:span></text:p>
        </chart:subtitle>
        <chart:legend chart:legend-position="end" svg:x="12.819cm" svg:y="4.541cm" style:legend-expansion="high" chart:style-name="ch3"/>
        <chart:plot-area chart:style-name="ch4" table:cell-range-address="i8.A89:i8.D92" chart:data-source-has-labels="both" svg:x="1.39cm" svg:y="2.237cm" svg:width="11.05cm" svg:height="7.246cm">
          <chart:coordinate-region svg:x="2.406cm" svg:y="2.436cm" svg:width="10.034cm" svg:height="6.848cm"/>
          <chart:axis chart:dimension="x" chart:name="primary-x" chart:style-name="ch5" chartooo:axis-type="auto">
            <chartooo:date-scale/>
            <chart:title svg:x="5.367cm" svg:y="9.696cm" chart:style-name="ch2">
              <text:p><text:span text:style-name="T2">Application Workload</text:span></text:p>
            </chart:title>
            <chart:categories table:cell-range-address="i8.A90:i8.A92"/>
          </chart:axis>
          <chart:axis chart:dimension="y" chart:name="primary-y" chart:style-name="ch6">
            <chart:title svg:x="0.451cm" svg:y="7.329cm" chart:style-name="ch7">
              <text:p><text:span text:style-name="T2">Execution Time (us)</text:span></text:p>
            </chart:title>
            <chart:grid chart:style-name="ch8" chart:class="major"/>
          </chart:axis>
          <chart:series chart:style-name="ch9" chart:values-cell-range-address="i8.B90:i8.B92" chart:label-cell-address="i8.B89:i8.B89" chart:class="chart:bar">
            <chart:data-point chart:repeated="3"/>
          </chart:series>
          <chart:series chart:style-name="ch10" chart:values-cell-range-address="i8.C90:i8.C92" chart:label-cell-address="i8.C89:i8.C89" chart:class="chart:bar">
            <chart:data-point chart:repeated="3"/>
          </chart:series>
          <chart:series chart:style-name="ch11" chart:values-cell-range-address="i8.D90:i8.D92" chart:label-cell-address="i8.D89:i8.D8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 with Default Kernel</text:p>
                <draw:g>
                  <svg:desc>i8.B89:i8.B89</svg:desc>
                </draw:g>
              </table:table-cell>
              <table:table-cell office:value-type="string">
                <text:p>Avg Run Optimized Kernel</text:p>
                <draw:g>
                  <svg:desc>i8.C89:i8.C89</svg:desc>
                </draw:g>
              </table:table-cell>
              <table:table-cell office:value-type="string">
                <text:p>Speedup with Optimized Kernel</text:p>
                <draw:g>
                  <svg:desc>i8.D89:i8.D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x1024x1024</text:p>
                <draw:g>
                  <svg:desc>i8.A90:i8.A92</svg:desc>
                </draw:g>
              </table:table-cell>
              <table:table-cell office:value-type="float" office:value="420.95">
                <text:p>420.95</text:p>
                <draw:g>
                  <svg:desc>i8.B90:i8.B92</svg:desc>
                </draw:g>
              </table:table-cell>
              <table:table-cell office:value-type="float" office:value="425.9">
                <text:p>425.9</text:p>
                <draw:g>
                  <svg:desc>i8.C90:i8.C92</svg:desc>
                </draw:g>
              </table:table-cell>
              <table:table-cell office:value-type="float" office:value="-4.94999999999999">
                <text:p>-4.94999999999999</text:p>
                <draw:g>
                  <svg:desc>i8.D90:i8.D92</svg:desc>
                </draw:g>
              </table:table-cell>
            </table:table-row>
            <table:table-row>
              <table:table-cell office:value-type="string">
                <text:p>512x1024x1024</text:p>
              </table:table-cell>
              <table:table-cell office:value-type="float" office:value="609.9">
                <text:p>609.9</text:p>
              </table:table-cell>
              <table:table-cell office:value-type="float" office:value="528.55">
                <text:p>528.55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1024x1024x1024</text:p>
              </table:table-cell>
              <table:table-cell office:value-type="float" office:value="1055.5">
                <text:p>1055.5</text:p>
              </table:table-cell>
              <table:table-cell office:value-type="float" office:value="959.6">
                <text:p>959.6</text:p>
              </table:table-cell>
              <table:table-cell office:value-type="float" office:value="95.9">
                <text:p>95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8.799cm" svg:height="10.574cm" xlink:href=".." xlink:type="simple" chart:class="chart:bar" chart:style-name="ch1">
        <chart:title svg:x="3.503cm" svg:y="0.347cm" chart:style-name="ch2">
          <text:p>Application Execution Times Between NPU Configurations</text:p>
        </chart:title>
        <chart:subtitle svg:x="6.681cm" svg:y="1.337cm" chart:style-name="ch2">
          <text:p><text:span text:style-name="T1">Input/Output Data Type: i8/i16</text:span></text:p>
        </chart:subtitle>
        <chart:legend chart:legend-position="end" svg:x="12.637cm" svg:y="4.49cm" style:legend-expansion="high" chart:style-name="ch3"/>
        <chart:plot-area chart:style-name="ch4" table:cell-range-address="i8.L89:i8.O92" chart:data-source-has-labels="both" svg:x="1.386cm" svg:y="2.231cm" svg:width="10.876cm" svg:height="7.151cm">
          <chart:coordinate-region svg:x="2.402cm" svg:y="2.431cm" svg:width="9.86cm" svg:height="6.752cm"/>
          <chart:axis chart:dimension="x" chart:name="primary-x" chart:style-name="ch5" chartooo:axis-type="auto">
            <chartooo:date-scale/>
            <chart:title svg:x="5.276cm" svg:y="9.593cm" chart:style-name="ch2">
              <text:p><text:span text:style-name="T2">Application Workload</text:span></text:p>
            </chart:title>
            <chart:categories table:cell-range-address="i8.L90:i8.L92"/>
          </chart:axis>
          <chart:axis chart:dimension="y" chart:name="primary-y" chart:style-name="ch6">
            <chart:title svg:x="0.451cm" svg:y="7.275cm" chart:style-name="ch7">
              <text:p><text:span text:style-name="T2">Execution Time (us)</text:span></text:p>
            </chart:title>
            <chart:grid chart:style-name="ch8" chart:class="major"/>
          </chart:axis>
          <chart:series chart:style-name="ch9" chart:values-cell-range-address="i8.M90:i8.M92" chart:label-cell-address="i8.M89:i8.M89" chart:class="chart:bar">
            <chart:data-point chart:repeated="3"/>
          </chart:series>
          <chart:series chart:style-name="ch10" chart:values-cell-range-address="i8.N90:i8.N92" chart:label-cell-address="i8.N89:i8.N89" chart:class="chart:bar">
            <chart:data-point chart:repeated="3"/>
          </chart:series>
          <chart:series chart:style-name="ch11" chart:values-cell-range-address="i8.O90:i8.O92" chart:label-cell-address="i8.O89:i8.O8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 with Default Kernel</text:p>
                <draw:g>
                  <svg:desc>i8.M89:i8.M89</svg:desc>
                </draw:g>
              </table:table-cell>
              <table:table-cell office:value-type="string">
                <text:p>Avg Run Optimized Kernel</text:p>
                <draw:g>
                  <svg:desc>i8.N89:i8.N89</svg:desc>
                </draw:g>
              </table:table-cell>
              <table:table-cell office:value-type="string">
                <text:p>Speedup with Optimized Kernel</text:p>
                <draw:g>
                  <svg:desc>i8.O89:i8.O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x1024x1024</text:p>
                <draw:g>
                  <svg:desc>i8.L90:i8.L92</svg:desc>
                </draw:g>
              </table:table-cell>
              <table:table-cell office:value-type="float" office:value="431.2">
                <text:p>431.2</text:p>
                <draw:g>
                  <svg:desc>i8.M90:i8.M92</svg:desc>
                </draw:g>
              </table:table-cell>
              <table:table-cell office:value-type="float" office:value="425.45">
                <text:p>425.45</text:p>
                <draw:g>
                  <svg:desc>i8.N90:i8.N92</svg:desc>
                </draw:g>
              </table:table-cell>
              <table:table-cell office:value-type="float" office:value="5.75">
                <text:p>5.75</text:p>
                <draw:g>
                  <svg:desc>i8.O90:i8.O92</svg:desc>
                </draw:g>
              </table:table-cell>
            </table:table-row>
            <table:table-row>
              <table:table-cell office:value-type="string">
                <text:p>512x1024x1024</text:p>
              </table:table-cell>
              <table:table-cell office:value-type="float" office:value="605.5">
                <text:p>605.5</text:p>
              </table:table-cell>
              <table:table-cell office:value-type="float" office:value="571.4">
                <text:p>571.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024x1024x1024</text:p>
              </table:table-cell>
              <table:table-cell office:value-type="float" office:value="953.85">
                <text:p>953.85</text:p>
              </table:table-cell>
              <table:table-cell office:value-type="float" office:value="1084.15">
                <text:p>1084.15</text:p>
              </table:table-cell>
              <table:table-cell office:value-type="float" office:value="-130.3">
                <text:p>-13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149cm" svg:height="10.771cm" xlink:href=".." xlink:type="simple" chart:class="chart:bar" chart:style-name="ch1">
        <chart:title svg:x="4.841cm" svg:y="0.351cm" chart:style-name="ch2">
          <text:p>Application Execution Times with NPU vs CPU</text:p>
        </chart:title>
        <chart:subtitle svg:x="6.503cm" svg:y="1.345cm" chart:style-name="ch2">
          <text:p><text:span text:style-name="T1">Input/Output Data Type: bf16/bf16</text:span></text:p>
        </chart:subtitle>
        <chart:legend chart:legend-position="end" svg:x="14.092cm" svg:y="4.588cm" style:legend-expansion="high" chart:style-name="ch3"/>
        <chart:plot-area chart:style-name="ch4" table:cell-range-address="bf16.A93:bf16.D96" chart:data-source-has-labels="both" svg:x="1.393cm" svg:y="2.243cm" svg:width="12.317cm" svg:height="7.332cm">
          <chart:coordinate-region svg:x="3.174cm" svg:y="2.442cm" svg:width="10.536cm" svg:height="6.486cm"/>
          <chart:axis chart:dimension="x" chart:name="primary-x" chart:style-name="ch5" chartooo:axis-type="auto">
            <chartooo:date-scale/>
            <chart:title svg:x="6.003cm" svg:y="9.79cm" chart:style-name="ch2">
              <text:p><text:span text:style-name="T2">Application Workload</text:span></text:p>
            </chart:title>
            <chart:categories table:cell-range-address="bf16.A94:bf16.A96"/>
          </chart:axis>
          <chart:axis chart:dimension="y" chart:name="primary-y" chart:style-name="ch6">
            <chart:title svg:x="0.451cm" svg:y="7.739cm" chart:style-name="ch7">
              <text:p><text:span text:style-name="T2">log(Execution Time) (us) </text:span></text:p>
            </chart:title>
            <chart:grid chart:style-name="ch8" chart:class="major"/>
          </chart:axis>
          <chart:series chart:style-name="ch9" chart:values-cell-range-address="bf16.B94:bf16.B96" chart:label-cell-address="bf16.B93:bf16.B93" chart:class="chart:bar">
            <chart:data-point chart:repeated="3"/>
          </chart:series>
          <chart:series chart:style-name="ch10" chart:values-cell-range-address="bf16.C94:bf16.C96" chart:label-cell-address="bf16.C93:bf16.C93" chart:class="chart:bar">
            <chart:data-point chart:repeated="3"/>
          </chart:series>
          <chart:series chart:style-name="ch11" chart:values-cell-range-address="bf16.D94:bf16.D96" chart:label-cell-address="bf16.D93:bf16.D9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 with Default Kernel</text:p>
                <draw:g>
                  <svg:desc>bf16.B93:bf16.B93</svg:desc>
                </draw:g>
              </table:table-cell>
              <table:table-cell office:value-type="string">
                <text:p>Avg Run Optimized Kernel</text:p>
                <draw:g>
                  <svg:desc>bf16.C93:bf16.C93</svg:desc>
                </draw:g>
              </table:table-cell>
              <table:table-cell office:value-type="string">
                <text:p>Avg CPU Time (us)</text:p>
                <draw:g>
                  <svg:desc>bf16.D93:bf16.D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x1024x1024</text:p>
                <draw:g>
                  <svg:desc>bf16.A94:bf16.A96</svg:desc>
                </draw:g>
              </table:table-cell>
              <table:table-cell office:value-type="float" office:value="399.45">
                <text:p>399.45</text:p>
                <draw:g>
                  <svg:desc>bf16.B94:bf16.B96</svg:desc>
                </draw:g>
              </table:table-cell>
              <table:table-cell office:value-type="float" office:value="543.5">
                <text:p>543.5</text:p>
                <draw:g>
                  <svg:desc>bf16.C94:bf16.C96</svg:desc>
                </draw:g>
              </table:table-cell>
              <table:table-cell office:value-type="float" office:value="1274410.69">
                <text:p>1274410.69</text:p>
                <draw:g>
                  <svg:desc>bf16.D94:bf16.D96</svg:desc>
                </draw:g>
              </table:table-cell>
            </table:table-row>
            <table:table-row>
              <table:table-cell office:value-type="string">
                <text:p>512x1024x1024</text:p>
              </table:table-cell>
              <table:table-cell office:value-type="float" office:value="951.15">
                <text:p>951.15</text:p>
              </table:table-cell>
              <table:table-cell office:value-type="float" office:value="1136.1">
                <text:p>1136.1</text:p>
              </table:table-cell>
              <table:table-cell office:value-type="float" office:value="2550394.065">
                <text:p>2550394.065</text:p>
              </table:table-cell>
            </table:table-row>
            <table:table-row>
              <table:table-cell office:value-type="string">
                <text:p>1024x1024x1024</text:p>
              </table:table-cell>
              <table:table-cell office:value-type="float" office:value="918.45">
                <text:p>918.45</text:p>
              </table:table-cell>
              <table:table-cell office:value-type="float" office:value="1259.7">
                <text:p>1259.7</text:p>
              </table:table-cell>
              <table:table-cell office:value-type="float" office:value="5099881.625">
                <text:p>5099881.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8.822cm" svg:height="10.587cm" xlink:href=".." xlink:type="simple" chart:class="chart:bar" chart:style-name="ch1">
        <chart:title svg:x="4.678cm" svg:y="0.347cm" chart:style-name="ch2">
          <text:p>Application Execution Times with NPU vs CPU</text:p>
        </chart:title>
        <chart:subtitle svg:x="6.804cm" svg:y="1.337cm" chart:style-name="ch2">
          <text:p><text:span text:style-name="T1">Input/Output Data Type: i8/i8</text:span></text:p>
        </chart:subtitle>
        <chart:legend chart:legend-position="end" svg:x="13.765cm" svg:y="4.496cm" style:legend-expansion="high" chart:style-name="ch3"/>
        <chart:plot-area chart:style-name="ch4" table:cell-range-address="i8.A94:i8.D97" chart:data-source-has-labels="both" svg:x="1.387cm" svg:y="2.231cm" svg:width="12.002cm" svg:height="7.164cm">
          <chart:coordinate-region svg:x="3.168cm" svg:y="2.43cm" svg:width="10.221cm" svg:height="6.318cm"/>
          <chart:axis chart:dimension="x" chart:name="primary-x" chart:style-name="ch5" chartooo:axis-type="auto">
            <chartooo:date-scale/>
            <chart:title svg:x="5.84cm" svg:y="9.606cm" chart:style-name="ch2">
              <text:p><text:span text:style-name="T2">Application Workload</text:span></text:p>
            </chart:title>
            <chart:categories table:cell-range-address="i8.A95:i8.A97"/>
          </chart:axis>
          <chart:axis chart:dimension="y" chart:name="primary-y" chart:style-name="ch6">
            <chart:title svg:x="0.451cm" svg:y="7.599cm" chart:style-name="ch7">
              <text:p><text:span text:style-name="T2">log(Execution Time) (us)</text:span></text:p>
            </chart:title>
            <chart:grid chart:style-name="ch8" chart:class="major"/>
          </chart:axis>
          <chart:series chart:style-name="ch9" chart:values-cell-range-address="i8.B95:i8.B97" chart:label-cell-address="i8.B94:i8.B94" chart:class="chart:bar">
            <chart:data-point chart:repeated="3"/>
          </chart:series>
          <chart:series chart:style-name="ch10" chart:values-cell-range-address="i8.C95:i8.C97" chart:label-cell-address="i8.C94:i8.C94" chart:class="chart:bar">
            <chart:data-point chart:repeated="3"/>
          </chart:series>
          <chart:series chart:style-name="ch11" chart:values-cell-range-address="i8.D95:i8.D97" chart:label-cell-address="i8.D94:i8.D9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 with Default Kernel</text:p>
                <draw:g>
                  <svg:desc>i8.B94:i8.B94</svg:desc>
                </draw:g>
              </table:table-cell>
              <table:table-cell office:value-type="string">
                <text:p>Avg Run Optimized Kernel</text:p>
                <draw:g>
                  <svg:desc>i8.C94:i8.C94</svg:desc>
                </draw:g>
              </table:table-cell>
              <table:table-cell office:value-type="string">
                <text:p>Avg CPU Time (us)</text:p>
                <draw:g>
                  <svg:desc>i8.D94:i8.D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x1024x1024</text:p>
                <draw:g>
                  <svg:desc>i8.A95:i8.A97</svg:desc>
                </draw:g>
              </table:table-cell>
              <table:table-cell office:value-type="float" office:value="420.95">
                <text:p>420.95</text:p>
                <draw:g>
                  <svg:desc>i8.B95:i8.B97</svg:desc>
                </draw:g>
              </table:table-cell>
              <table:table-cell office:value-type="float" office:value="425.9">
                <text:p>425.9</text:p>
                <draw:g>
                  <svg:desc>i8.C95:i8.C97</svg:desc>
                </draw:g>
              </table:table-cell>
              <table:table-cell office:value-type="float" office:value="468790.155">
                <text:p>468790.155</text:p>
                <draw:g>
                  <svg:desc>i8.D95:i8.D97</svg:desc>
                </draw:g>
              </table:table-cell>
            </table:table-row>
            <table:table-row>
              <table:table-cell office:value-type="string">
                <text:p>512x1024x1024</text:p>
              </table:table-cell>
              <table:table-cell office:value-type="float" office:value="609.9">
                <text:p>609.9</text:p>
              </table:table-cell>
              <table:table-cell office:value-type="float" office:value="528.55">
                <text:p>528.55</text:p>
              </table:table-cell>
              <table:table-cell office:value-type="float" office:value="933102.655">
                <text:p>933102.655</text:p>
              </table:table-cell>
            </table:table-row>
            <table:table-row>
              <table:table-cell office:value-type="string">
                <text:p>1024x1024x1024</text:p>
              </table:table-cell>
              <table:table-cell office:value-type="float" office:value="1055.5">
                <text:p>1055.5</text:p>
              </table:table-cell>
              <table:table-cell office:value-type="float" office:value="959.6">
                <text:p>959.6</text:p>
              </table:table-cell>
              <table:table-cell office:value-type="float" office:value="1864130.06">
                <text:p>1864130.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8.799cm" svg:height="10.574cm" xlink:href=".." xlink:type="simple" chart:class="chart:bar" chart:style-name="ch1">
        <chart:title svg:x="4.666cm" svg:y="0.347cm" chart:style-name="ch2">
          <text:p>Application Execution Times with NPU vs CPU</text:p>
        </chart:title>
        <chart:subtitle svg:x="6.681cm" svg:y="1.337cm" chart:style-name="ch2">
          <text:p><text:span text:style-name="T1">Input/Output Data Type: i8/i16</text:span></text:p>
        </chart:subtitle>
        <chart:legend chart:legend-position="end" svg:x="13.742cm" svg:y="4.49cm" style:legend-expansion="high" chart:style-name="ch3"/>
        <chart:plot-area chart:style-name="ch4" table:cell-range-address="i8.L94:i8.O97" chart:data-source-has-labels="both" svg:x="1.386cm" svg:y="2.231cm" svg:width="11.981cm" svg:height="7.151cm">
          <chart:coordinate-region svg:x="3.167cm" svg:y="2.43cm" svg:width="10.2cm" svg:height="6.305cm"/>
          <chart:axis chart:dimension="x" chart:name="primary-x" chart:style-name="ch5" chartooo:axis-type="auto">
            <chartooo:date-scale/>
            <chart:title svg:x="5.828cm" svg:y="9.593cm" chart:style-name="ch2">
              <text:p><text:span text:style-name="T2">Application Workload</text:span></text:p>
            </chart:title>
            <chart:categories table:cell-range-address="i8.L95:i8.L97"/>
          </chart:axis>
          <chart:axis chart:dimension="y" chart:name="primary-y" chart:style-name="ch6">
            <chart:title svg:x="0.451cm" svg:y="7.592cm" chart:style-name="ch7">
              <text:p><text:span text:style-name="T2">log(Execution Time) (us)</text:span></text:p>
            </chart:title>
            <chart:grid chart:style-name="ch8" chart:class="major"/>
          </chart:axis>
          <chart:series chart:style-name="ch9" chart:values-cell-range-address="i8.M95:i8.M97" chart:label-cell-address="i8.M94:i8.M94" chart:class="chart:bar">
            <chart:data-point chart:repeated="3"/>
          </chart:series>
          <chart:series chart:style-name="ch10" chart:values-cell-range-address="i8.N95:i8.N97" chart:label-cell-address="i8.N94:i8.N94" chart:class="chart:bar">
            <chart:data-point chart:repeated="3"/>
          </chart:series>
          <chart:series chart:style-name="ch11" chart:values-cell-range-address="i8.O95:i8.O97" chart:label-cell-address="i8.O94:i8.O9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 with Default Kernel</text:p>
                <draw:g>
                  <svg:desc>i8.M94:i8.M94</svg:desc>
                </draw:g>
              </table:table-cell>
              <table:table-cell office:value-type="string">
                <text:p>Avg Run Optimized Kernel</text:p>
                <draw:g>
                  <svg:desc>i8.N94:i8.N94</svg:desc>
                </draw:g>
              </table:table-cell>
              <table:table-cell office:value-type="string">
                <text:p>Avg CPU Time (us)</text:p>
                <draw:g>
                  <svg:desc>i8.O94:i8.O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x1024x1024</text:p>
                <draw:g>
                  <svg:desc>i8.L95:i8.L97</svg:desc>
                </draw:g>
              </table:table-cell>
              <table:table-cell office:value-type="float" office:value="431.2">
                <text:p>431.2</text:p>
                <draw:g>
                  <svg:desc>i8.M95:i8.M97</svg:desc>
                </draw:g>
              </table:table-cell>
              <table:table-cell office:value-type="float" office:value="425.45">
                <text:p>425.45</text:p>
                <draw:g>
                  <svg:desc>i8.N95:i8.N97</svg:desc>
                </draw:g>
              </table:table-cell>
              <table:table-cell office:value-type="float" office:value="437365.765">
                <text:p>437365.765</text:p>
                <draw:g>
                  <svg:desc>i8.O95:i8.O97</svg:desc>
                </draw:g>
              </table:table-cell>
            </table:table-row>
            <table:table-row>
              <table:table-cell office:value-type="string">
                <text:p>512x1024x1024</text:p>
              </table:table-cell>
              <table:table-cell office:value-type="float" office:value="605.5">
                <text:p>605.5</text:p>
              </table:table-cell>
              <table:table-cell office:value-type="float" office:value="571.4">
                <text:p>571.4</text:p>
              </table:table-cell>
              <table:table-cell office:value-type="float" office:value="869509.31">
                <text:p>869509.31</text:p>
              </table:table-cell>
            </table:table-row>
            <table:table-row>
              <table:table-cell office:value-type="string">
                <text:p>1024x1024x1024</text:p>
              </table:table-cell>
              <table:table-cell office:value-type="float" office:value="953.85">
                <text:p>953.85</text:p>
              </table:table-cell>
              <table:table-cell office:value-type="float" office:value="1084.15">
                <text:p>1084.15</text:p>
              </table:table-cell>
              <table:table-cell office:value-type="float" office:value="1737068.185">
                <text:p>1737068.1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